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56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2.4783in"/>
    </style:style>
    <style:style style:name="co5" style:family="table-column">
      <style:table-column-properties fo:break-before="auto" style:column-width="0.7736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0154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2484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1.1854in"/>
    </style:style>
    <style:style style:name="ro1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0.20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41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9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7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7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3pt" fo:language="en" fo:country="US" fo:font-style="normal" fo:text-shadow="none" style:text-underline-style="none" fo:font-weight="normal" style:font-name-asian="Calibri" style:font-size-asian="13pt" style:language-asian="en" style:country-asian="US" style:font-style-asian="normal" style:font-weight-asian="normal" style:font-name-complex="Calibri" style:font-size-complex="13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7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 style:data-style-name="N0">
      <style:table-cell-properties style:rotation-align="none"/>
    </style:style>
    <style:style style:name="ce20" style:family="table-cell" style:parent-style-name="Default">
      <style:table-cell-properties style:rotation-align="none"/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rotation-align="none"/>
      <style:text-properties style:font-name="Calibri" fo:font-size="11pt" fo:language="en" fo:country="US" fo:font-weight="bold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number-columns-repeated="1017" table:default-cell-style-name="ce10"/>
        <table:table-column table:style-name="co5" table:number-columns-repeated="4" table:default-cell-style-name="ce10"/>
        <table:table-row table:style-name="ro1">
          <table:table-cell table:style-name="ce1" office:value-type="string">
            <text:p>Date (mm/dd/yyyy)</text:p>
          </table:table-cell>
          <table:table-cell table:style-name="ce4" office:value-type="float" office:value="41695">
            <text:p>02/25/2014</text:p>
          </table:table-cell>
          <table:table-cell table:style-name="ce2" office:value-type="string">
            <text:p>UV Measurements</text:p>
          </table:table-cell>
          <table:table-cell table:style-name="ce2" office:value-type="string">
            <text:p>Beamsplitter calibration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/>
          <table:table-cell table:style-name="ce14" office:value-type="string">
            <text:p>U4-7R, back</text:p>
          </table:table-cell>
          <table:table-cell table:style-name="ce12"/>
          <table:table-cell table:style-name="ce14" office:value-type="string">
            <text:p>U4-7R, front</text:p>
          </table:table-cell>
          <table:table-cell table:style-name="ce12"/>
          <table:table-cell table:style-name="ce14" office:value-type="string">
            <text:p>U4-10L back</text:p>
          </table:table-cell>
          <table:table-cell table:style-name="ce12"/>
          <table:table-cell table:style-name="ce14" office:value-type="string">
            <text:p>U4-10L front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2" table:number-columns-repeated="999"/>
        </table:table-row>
        <table:table-row table:style-name="ro2">
          <table:table-cell table:style-name="ce1" office:value-type="string">
            <text:p>Time (HH:MM 24-hr format)</text:p>
          </table:table-cell>
          <table:table-cell table:style-name="ce5" office:value-type="float" office:value="0.375">
            <text:p>9:00</text:p>
          </table:table-cell>
          <table:table-cell table:style-name="ce2" office:value-type="string">
            <text:p>Lambda (nm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TRANSMIT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number-columns-repeated="14"/>
          <table:table-cell table:style-name="ce2" table:number-columns-repeated="4"/>
          <table:table-cell table:number-columns-repeated="981"/>
        </table:table-row>
        <table:table-row table:style-name="ro1">
          <table:table-cell table:style-name="ce1" office:value-type="string">
            <text:p>Platform X (inches)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00">
            <text:p>200</text:p>
          </table:table-cell>
          <table:table-cell table:style-name="ce11" office:value-type="float" office:value="0.0171">
            <text:p>0.0171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013">
            <text:p>0.0013</text:p>
          </table:table-cell>
          <table:table-cell table:style-name="ce11" office:value-type="float" office:value="0.0177">
            <text:p>0.0177</text:p>
          </table:table-cell>
          <table:table-cell table:style-name="ce11" office:value-type="float" office:value="0.0011">
            <text:p>0.0011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76">
            <text:p>0.0176</text:p>
          </table:table-cell>
          <table:table-cell table:style-name="ce11" office:value-type="float" office:value="0.0011">
            <text:p>0.0011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Platform Z (inches)</text:p>
          </table:table-cell>
          <table:table-cell table:style-name="ce6" office:value-type="float" office:value="45">
            <text:p>45</text:p>
          </table:table-cell>
          <table:table-cell table:style-name="ce6" table:formula="of:=[.C3]+10" office:value-type="float" office:value="210">
            <text:p>210</text:p>
          </table:table-cell>
          <table:table-cell table:style-name="ce11" office:value-type="float" office:value="0.1118">
            <text:p>0.1118</text:p>
          </table:table-cell>
          <table:table-cell table:style-name="ce11" office:value-type="float" office:value="0.0125">
            <text:p>0.0125</text:p>
          </table:table-cell>
          <table:table-cell table:style-name="ce11" office:value-type="float" office:value="0.1116">
            <text:p>0.1116</text:p>
          </table:table-cell>
          <table:table-cell table:style-name="ce11" office:value-type="float" office:value="0.0089">
            <text:p>0.0089</text:p>
          </table:table-cell>
          <table:table-cell table:style-name="ce11" office:value-type="float" office:value="0.1123">
            <text:p>0.1123</text:p>
          </table:table-cell>
          <table:table-cell table:style-name="ce11" office:value-type="float" office:value="0.0067">
            <text:p>0.0067</text:p>
          </table:table-cell>
          <table:table-cell table:style-name="ce11" office:value-type="float" office:value="0.112">
            <text:p>0.1120</text:p>
          </table:table-cell>
          <table:table-cell table:style-name="ce11" office:value-type="float" office:value="0.0093">
            <text:p>0.0093</text:p>
          </table:table-cell>
          <table:table-cell table:style-name="ce11" office:value-type="float" office:value="0.119">
            <text:p>0.1190</text:p>
          </table:table-cell>
          <table:table-cell table:style-name="ce11" office:value-type="float" office:value="0.0075">
            <text:p>0.0075</text:p>
          </table:table-cell>
          <table:table-cell table:style-name="ce11" office:value-type="float" office:value="0.1119">
            <text:p>0.1119</text:p>
          </table:table-cell>
          <table:table-cell table:style-name="ce11" office:value-type="float" office:value="0.0078">
            <text:p>0.0078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Main (BS) rail Z (inches)</text:p>
          </table:table-cell>
          <table:table-cell table:style-name="ce6" office:value-type="float" office:value="27">
            <text:p>27</text:p>
          </table:table-cell>
          <table:table-cell table:style-name="ce6" table:formula="of:=[.C4]+10" office:value-type="float" office:value="220">
            <text:p>220</text:p>
          </table:table-cell>
          <table:table-cell table:style-name="ce11" office:value-type="float" office:value="0.07">
            <text:p>0.0700</text:p>
          </table:table-cell>
          <table:table-cell table:style-name="ce11" office:value-type="float" office:value="0.0818">
            <text:p>0.0818</text:p>
          </table:table-cell>
          <table:table-cell table:style-name="ce11" office:value-type="float" office:value="0.0701">
            <text:p>0.0701</text:p>
          </table:table-cell>
          <table:table-cell table:style-name="ce11" office:value-type="float" office:value="0.0501">
            <text:p>0.0501</text:p>
          </table:table-cell>
          <table:table-cell table:style-name="ce11" office:value-type="float" office:value="0.0695">
            <text:p>0.0695</text:p>
          </table:table-cell>
          <table:table-cell table:style-name="ce11" office:value-type="float" office:value="0.0476">
            <text:p>0.0476</text:p>
          </table:table-cell>
          <table:table-cell table:style-name="ce11" office:value-type="float" office:value="0.0698">
            <text:p>0.0698</text:p>
          </table:table-cell>
          <table:table-cell table:style-name="ce11" office:value-type="float" office:value="0.0616">
            <text:p>0.0616</text:p>
          </table:table-cell>
          <table:table-cell table:style-name="ce11" office:value-type="float" office:value="0.0698">
            <text:p>0.0698</text:p>
          </table:table-cell>
          <table:table-cell table:style-name="ce11" office:value-type="float" office:value="0.0499">
            <text:p>0.0499</text:p>
          </table:table-cell>
          <table:table-cell table:style-name="ce11" office:value-type="float" office:value="0.0697">
            <text:p>0.0697</text:p>
          </table:table-cell>
          <table:table-cell table:style-name="ce11" office:value-type="float" office:value="0.0543">
            <text:p>0.0543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Main (BS) rail 0 coordinate (inches)</text:p>
          </table:table-cell>
          <table:table-cell table:style-name="ce7" office:value-type="float" office:value="3">
            <text:p>3 <text:s text:c="3"/></text:p>
          </table:table-cell>
          <table:table-cell table:style-name="ce6" table:formula="of:=[.C5]+10" office:value-type="float" office:value="230">
            <text:p>230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583">
            <text:p>0.1583</text:p>
          </table:table-cell>
          <table:table-cell table:style-name="ce11" office:value-type="float" office:value="0.058">
            <text:p>0.0580</text:p>
          </table:table-cell>
          <table:table-cell table:style-name="ce11" office:value-type="float" office:value="0.1585">
            <text:p>0.1585</text:p>
          </table:table-cell>
          <table:table-cell table:style-name="ce11" office:value-type="float" office:value="0.0572">
            <text:p>0.0572</text:p>
          </table:table-cell>
          <table:table-cell table:style-name="ce11" office:value-type="float" office:value="0.1582">
            <text:p>0.1582</text:p>
          </table:table-cell>
          <table:table-cell table:style-name="ce11" office:value-type="float" office:value="0.0718">
            <text:p>0.0718</text:p>
          </table:table-cell>
          <table:table-cell table:style-name="ce11" office:value-type="float" office:value="0.1581">
            <text:p>0.1581</text:p>
          </table:table-cell>
          <table:table-cell table:style-name="ce11" office:value-type="float" office:value="0.0576">
            <text:p>0.0576</text:p>
          </table:table-cell>
          <table:table-cell table:style-name="ce11" office:value-type="float" office:value="0.1581">
            <text:p>0.1581</text:p>
          </table:table-cell>
          <table:table-cell table:style-name="ce11" office:value-type="float" office:value="0.0687">
            <text:p>0.0687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Secondary Rail Z (inches)</text:p>
          </table:table-cell>
          <table:table-cell table:style-name="ce8" office:value-type="float" office:value="29">
            <text:p>29 <text:s text:c="5"/></text:p>
          </table:table-cell>
          <table:table-cell table:style-name="ce6" table:formula="of:=[.C6]+10" office:value-type="float" office:value="240">
            <text:p>240</text:p>
          </table:table-cell>
          <table:table-cell table:style-name="ce11" office:value-type="float" office:value="0.1778">
            <text:p>0.1778</text:p>
          </table:table-cell>
          <table:table-cell table:style-name="ce11" office:value-type="float" office:value="0.1041">
            <text:p>0.1041</text:p>
          </table:table-cell>
          <table:table-cell table:style-name="ce11" office:value-type="float" office:value="0.1779">
            <text:p>0.1779</text:p>
          </table:table-cell>
          <table:table-cell table:style-name="ce11" office:value-type="float" office:value="0.0818">
            <text:p>0.0818</text:p>
          </table:table-cell>
          <table:table-cell table:style-name="ce11" office:value-type="float" office:value="0.1774">
            <text:p>0.1774</text:p>
          </table:table-cell>
          <table:table-cell table:style-name="ce11" office:value-type="float" office:value="0.065">
            <text:p>0.0650</text:p>
          </table:table-cell>
          <table:table-cell table:style-name="ce11" office:value-type="float" office:value="0.1775">
            <text:p>0.1775</text:p>
          </table:table-cell>
          <table:table-cell table:style-name="ce11" office:value-type="float" office:value="0.0758">
            <text:p>0.0758</text:p>
          </table:table-cell>
          <table:table-cell table:style-name="ce11" office:value-type="float" office:value="0.1776">
            <text:p>0.1776</text:p>
          </table:table-cell>
          <table:table-cell table:style-name="ce11" office:value-type="float" office:value="0.0632">
            <text:p>0.0632</text:p>
          </table:table-cell>
          <table:table-cell table:style-name="ce11" office:value-type="float" office:value="0.1772">
            <text:p>0.1772</text:p>
          </table:table-cell>
          <table:table-cell table:style-name="ce11" office:value-type="float" office:value="0.076">
            <text:p>0.0760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style-name="ce2" office:value-type="string">
            <text:p>Secondary rail 0 coordinate (inches)</text:p>
          </table:table-cell>
          <table:table-cell table:style-name="ce8" office:value-type="float" office:value="6">
            <text:p>6 <text:s text:c="5"/></text:p>
          </table:table-cell>
          <table:table-cell table:style-name="ce6" table:formula="of:=[.C7]+10" office:value-type="float" office:value="250">
            <text:p>250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548">
            <text:p>0.1548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37">
            <text:p>0.1370</text:p>
          </table:table-cell>
          <table:table-cell table:style-name="ce11" office:value-type="float" office:value="0.0979">
            <text:p>0.0979</text:p>
          </table:table-cell>
          <table:table-cell table:style-name="ce11" office:value-type="float" office:value="0.1018">
            <text:p>0.1018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117">
            <text:p>0.1117</text:p>
          </table:table-cell>
          <table:table-cell table:style-name="ce11" office:value-type="float" office:value="0.0977">
            <text:p>0.0977</text:p>
          </table:table-cell>
          <table:table-cell table:style-name="ce11" office:value-type="float" office:value="0.0973">
            <text:p>0.0973</text:p>
          </table:table-cell>
          <table:table-cell table:style-name="ce11" office:value-type="float" office:value="0.0977">
            <text:p>0.0977</text:p>
          </table:table-cell>
          <table:table-cell table:style-name="ce11" office:value-type="float" office:value="0.1144">
            <text:p>0.1144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4">
          <table:table-cell table:style-name="ce1" office:value-type="string">
            <text:p>Lens offset from the back of the clamping ring to the front of thespacer (inches)</text:p>
          </table:table-cell>
          <table:table-cell table:style-name="ce6"/>
          <table:table-cell table:style-name="ce6" table:formula="of:=[.C8]+10" office:value-type="float" office:value="260">
            <text:p>260</text:p>
          </table:table-cell>
          <table:table-cell table:style-name="ce11" office:value-type="float" office:value="0.1099">
            <text:p>0.1099</text:p>
          </table:table-cell>
          <table:table-cell table:style-name="ce11" office:value-type="float" office:value="0.1068">
            <text:p>0.1068</text:p>
          </table:table-cell>
          <table:table-cell table:style-name="ce11" office:value-type="float" office:value="0.11">
            <text:p>0.1100</text:p>
          </table:table-cell>
          <table:table-cell table:style-name="ce11" office:value-type="float" office:value="0.0983">
            <text:p>0.0983</text:p>
          </table:table-cell>
          <table:table-cell table:style-name="ce11" office:value-type="float" office:value="0.1102">
            <text:p>0.1102</text:p>
          </table:table-cell>
          <table:table-cell table:style-name="ce11" office:value-type="float" office:value="0.0723">
            <text:p>0.0723</text:p>
          </table:table-cell>
          <table:table-cell table:style-name="ce11" office:value-type="float" office:value="0.1102">
            <text:p>0.1102</text:p>
          </table:table-cell>
          <table:table-cell table:style-name="ce11" office:value-type="float" office:value="0.0749">
            <text:p>0.0749</text:p>
          </table:table-cell>
          <table:table-cell table:style-name="ce11" office:value-type="float" office:value="0.1101">
            <text:p>0.1101</text:p>
          </table:table-cell>
          <table:table-cell table:style-name="ce11" office:value-type="float" office:value="0.0686">
            <text:p>0.0686</text:p>
          </table:table-cell>
          <table:table-cell table:style-name="ce11" office:value-type="float" office:value="0.11">
            <text:p>0.1100</text:p>
          </table:table-cell>
          <table:table-cell table:style-name="ce11" office:value-type="float" office:value="0.0782">
            <text:p>0.0782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4">
          <table:table-cell office:value-type="string">
            <text:p>from BS remove 0.0013 – reflected, 0.0004 – transmitted</text:p>
          </table:table-cell>
          <table:table-cell table:style-name="ce9"/>
          <table:table-cell table:style-name="ce6" table:formula="of:=[.C9]+10" office:value-type="float" office:value="270">
            <text:p>270</text:p>
          </table:table-cell>
          <table:table-cell table:style-name="ce11" office:value-type="float" office:value="0.0897">
            <text:p>0.0897</text:p>
          </table:table-cell>
          <table:table-cell table:style-name="ce11" office:value-type="float" office:value="0.0862">
            <text:p>0.0862</text:p>
          </table:table-cell>
          <table:table-cell table:style-name="ce11" office:value-type="float" office:value="0.0898">
            <text:p>0.0898</text:p>
          </table:table-cell>
          <table:table-cell table:style-name="ce11" office:value-type="float" office:value="0.0802">
            <text:p>0.0802</text:p>
          </table:table-cell>
          <table:table-cell table:style-name="ce11" office:value-type="float" office:value="0.0901">
            <text:p>0.0901</text:p>
          </table:table-cell>
          <table:table-cell table:style-name="ce11" office:value-type="float" office:value="0.0593">
            <text:p>0.0593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898">
            <text:p>0.0898</text:p>
          </table:table-cell>
          <table:table-cell table:style-name="ce11" office:value-type="float" office:value="0.0563">
            <text:p>0.0563</text:p>
          </table:table-cell>
          <table:table-cell table:style-name="ce11" office:value-type="float" office:value="0.0897">
            <text:p>0.0897</text:p>
          </table:table-cell>
          <table:table-cell table:style-name="ce11" office:value-type="float" office:value="0.0609">
            <text:p>0.0609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0]+10" office:value-type="float" office:value="280">
            <text:p>280</text:p>
          </table:table-cell>
          <table:table-cell table:style-name="ce11" office:value-type="float" office:value="0.0866">
            <text:p>0.0866</text:p>
          </table:table-cell>
          <table:table-cell table:style-name="ce11" office:value-type="float" office:value="0.0644">
            <text:p>0.0644</text:p>
          </table:table-cell>
          <table:table-cell table:style-name="ce11" office:value-type="float" office:value="0.0864">
            <text:p>0.0864</text:p>
          </table:table-cell>
          <table:table-cell table:style-name="ce11" office:value-type="float" office:value="0.0598">
            <text:p>0.0598</text:p>
          </table:table-cell>
          <table:table-cell table:style-name="ce11" office:value-type="float" office:value="0.0868">
            <text:p>0.0868</text:p>
          </table:table-cell>
          <table:table-cell table:style-name="ce11" office:value-type="float" office:value="0.0445">
            <text:p>0.0445</text:p>
          </table:table-cell>
          <table:table-cell table:style-name="ce11" office:value-type="float" office:value="0.0869">
            <text:p>0.0869</text:p>
          </table:table-cell>
          <table:table-cell table:style-name="ce11" office:value-type="float" office:value="0.0417">
            <text:p>0.0417</text:p>
          </table:table-cell>
          <table:table-cell table:style-name="ce11" office:value-type="float" office:value="0.0867">
            <text:p>0.0867</text:p>
          </table:table-cell>
          <table:table-cell table:style-name="ce11" office:value-type="float" office:value="0.0421">
            <text:p>0.0421</text:p>
          </table:table-cell>
          <table:table-cell table:style-name="ce11" office:value-type="float" office:value="0.0866">
            <text:p>0.0866</text:p>
          </table:table-cell>
          <table:table-cell table:style-name="ce11" office:value-type="float" office:value="0.0426">
            <text:p>0.0426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1]+10" office:value-type="float" office:value="290">
            <text:p>290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605">
            <text:p>0.0605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56">
            <text:p>0.0560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0433">
            <text:p>0.0433</text:p>
          </table:table-cell>
          <table:table-cell table:style-name="ce11" office:value-type="float" office:value="0.0737">
            <text:p>0.0737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421">
            <text:p>0.0421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405">
            <text:p>0.0405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2]+10" office:value-type="float" office:value="300">
            <text:p>300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624">
            <text:p>0.0624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572">
            <text:p>0.0572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454">
            <text:p>0.0454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438">
            <text:p>0.0438</text:p>
          </table:table-cell>
          <table:table-cell table:style-name="ce11" office:value-type="float" office:value="0.0585">
            <text:p>0.0585</text:p>
          </table:table-cell>
          <table:table-cell table:style-name="ce11" office:value-type="float" office:value="0.0449">
            <text:p>0.0449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413">
            <text:p>0.0413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3]+10" office:value-type="float" office:value="310">
            <text:p>310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526">
            <text:p>0.0526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76">
            <text:p>0.0476</text:p>
          </table:table-cell>
          <table:table-cell table:style-name="ce11" office:value-type="float" office:value="0.0491">
            <text:p>0.0491</text:p>
          </table:table-cell>
          <table:table-cell table:style-name="ce11" office:value-type="float" office:value="0.0384">
            <text:p>0.0384</text:p>
          </table:table-cell>
          <table:table-cell table:style-name="ce11" office:value-type="float" office:value="0.0492">
            <text:p>0.0492</text:p>
          </table:table-cell>
          <table:table-cell table:style-name="ce11" office:value-type="float" office:value="0.0372">
            <text:p>0.0372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381">
            <text:p>0.0381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336">
            <text:p>0.0336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4]+10" office:value-type="float" office:value="320">
            <text:p>320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437">
            <text:p>0.0437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85">
            <text:p>0.0385</text:p>
          </table:table-cell>
          <table:table-cell table:style-name="ce11" office:value-type="float" office:value="0.0415">
            <text:p>0.0415</text:p>
          </table:table-cell>
          <table:table-cell table:style-name="ce11" office:value-type="float" office:value="0.0321">
            <text:p>0.0321</text:p>
          </table:table-cell>
          <table:table-cell table:style-name="ce11" office:value-type="float" office:value="0.0416">
            <text:p>0.0416</text:p>
          </table:table-cell>
          <table:table-cell table:style-name="ce11" office:value-type="float" office:value="0.0318">
            <text:p>0.0318</text:p>
          </table:table-cell>
          <table:table-cell table:style-name="ce11" office:value-type="float" office:value="0.0414">
            <text:p>0.0414</text:p>
          </table:table-cell>
          <table:table-cell table:style-name="ce11" office:value-type="float" office:value="0.0323">
            <text:p>0.0323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284">
            <text:p>0.0284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5]+10" office:value-type="float" office:value="330">
            <text:p>330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38">
            <text:p>0.0380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26">
            <text:p>0.0326</text:p>
          </table:table-cell>
          <table:table-cell table:style-name="ce11" office:value-type="float" office:value="0.0338">
            <text:p>0.0338</text:p>
          </table:table-cell>
          <table:table-cell table:style-name="ce11" office:value-type="float" office:value="0.0281">
            <text:p>0.0281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286">
            <text:p>0.0286</text:p>
          </table:table-cell>
          <table:table-cell table:style-name="ce11" office:value-type="float" office:value="0.0335">
            <text:p>0.0335</text:p>
          </table:table-cell>
          <table:table-cell table:style-name="ce11" office:value-type="float" office:value="0.0288">
            <text:p>0.0288</text:p>
          </table:table-cell>
          <table:table-cell table:style-name="ce11" office:value-type="float" office:value="0.0334">
            <text:p>0.0334</text:p>
          </table:table-cell>
          <table:table-cell table:style-name="ce11" office:value-type="float" office:value="0.0261">
            <text:p>0.0261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6]+10" office:value-type="float" office:value="340">
            <text:p>340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346">
            <text:p>0.0346</text:p>
          </table:table-cell>
          <table:table-cell table:style-name="ce11" office:value-type="float" office:value="0.0262">
            <text:p>0.0262</text:p>
          </table:table-cell>
          <table:table-cell table:style-name="ce11" office:value-type="float" office:value="0.029">
            <text:p>0.0290</text:p>
          </table:table-cell>
          <table:table-cell table:style-name="ce11" office:value-type="float" office:value="0.0263">
            <text:p>0.0263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268">
            <text:p>0.0268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267">
            <text:p>0.0267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25">
            <text:p>0.0250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7]+10" office:value-type="float" office:value="350">
            <text:p>350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301">
            <text:p>0.0301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49">
            <text:p>0.0249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24">
            <text:p>0.0224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39">
            <text:p>0.0239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37">
            <text:p>0.0237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27">
            <text:p>0.0227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8]+10" office:value-type="float" office:value="360">
            <text:p>36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42">
            <text:p>0.0242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8">
            <text:p>0.018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93">
            <text:p>0.0193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91">
            <text:p>0.019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87">
            <text:p>0.0187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9]+10" office:value-type="float" office:value="370">
            <text:p>370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6">
            <text:p>0.0146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57">
            <text:p>0.0157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0]+10" office:value-type="float" office:value="380">
            <text:p>38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91">
            <text:p>0.0191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3">
            <text:p>0.0143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3">
            <text:p>0.0153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1]+10" office:value-type="float" office:value="390">
            <text:p>390</text:p>
          </table:table-cell>
          <table:table-cell table:style-name="ce11" office:value-type="float" office:value="0.0159">
            <text:p>0.0159</text:p>
          </table:table-cell>
          <table:table-cell table:style-name="ce11" office:value-type="float" office:value="0.0174">
            <text:p>0.0174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32">
            <text:p>0.0132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2">
            <text:p>0.0142</text:p>
          </table:table-cell>
          <table:table-cell table:style-name="ce11" office:value-type="float" office:value="0.0159">
            <text:p>0.0159</text:p>
          </table:table-cell>
          <table:table-cell table:style-name="ce11" office:value-type="float" office:value="0.0138">
            <text:p>0.0138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42">
            <text:p>0.0142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2]+10" office:value-type="float" office:value="400">
            <text:p>40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71">
            <text:p>0.017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31">
            <text:p>0.0131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39">
            <text:p>0.013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35">
            <text:p>0.013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">
            <text:p>0.0140</text:p>
          </table:table-cell>
          <table:table-cell table:number-columns-repeated="4" table:style-name="ce11"/>
          <table:table-cell table:style-name="ce11" table:number-columns-repeated="6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5">
          <table:table-cell table:number-columns-repeated="2"/>
          <table:table-cell table:style-name="ce6"/>
          <table:table-cell table:style-name="ce11" table:number-columns-repeated="4"/>
          <table:table-cell table:style-name="ce15"/>
          <table:table-cell/>
          <table:table-cell table:style-name="ce15"/>
          <table:table-cell/>
          <table:table-cell table:style-name="ce16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/>
          <table:table-cell table:style-name="ce13" table:number-columns-repeated="3"/>
          <table:table-cell table:style-name="ce11"/>
          <table:table-cell table:style-name="ce13"/>
          <table:table-cell table:number-columns-repeated="15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2"/>
          <table:table-cell table:style-name="ce11" table:number-columns-repeated="4"/>
          <table:table-cell table:number-columns-repeated="2"/>
          <table:table-cell table:style-name="ce13"/>
          <table:table-cell/>
          <table:table-cell table:style-name="ce13"/>
          <table:table-cell table:style-name="ce11" table:number-columns-repeated="6"/>
          <table:table-cell/>
          <table:table-cell table:style-name="ce11" table:number-columns-repeated="5"/>
          <table:table-cell table:number-columns-repeated="15"/>
          <table:table-cell table:style-name="ce11" table:number-columns-repeated="4"/>
          <table:table-cell table:number-columns-repeated="981"/>
        </table:table-row>
        <table:table-row table:style-name="ro3">
          <table:table-cell table:number-columns-repeated="2"/>
          <table:table-cell table:style-name="ce6"/>
          <table:table-cell table:style-name="ce11" table:number-columns-repeated="22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3" table:number-rows-repeated="4">
          <table:table-cell table:number-columns-repeated="2"/>
          <table:table-cell table:style-name="ce6"/>
          <table:table-cell table:style-name="ce11" table:number-columns-repeated="14"/>
          <table:table-cell table:number-columns-repeated="1007"/>
        </table:table-row>
        <table:table-row table:style-name="ro3">
          <table:table-cell table:number-columns-repeated="3"/>
          <table:table-cell table:style-name="ce11" table:number-columns-repeated="14"/>
          <table:table-cell table:number-columns-repeated="1007"/>
        </table:table-row>
        <table:table-row table:style-name="ro3" table:number-rows-repeated="2">
          <table:table-cell table:style-name="ce1"/>
          <table:table-cell table:style-name="ce2" table:number-columns-repeated="2"/>
          <table:table-cell table:style-name="ce12" table:number-columns-repeated="4"/>
          <table:table-cell table:style-name="ce2" table:number-columns-repeated="1017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2"/>
          <table:table-cell table:style-name="ce13"/>
          <table:table-cell table:number-columns-repeated="1018"/>
        </table:table-row>
        <table:table-row table:style-name="ro3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 table:number-rows-repeated="10485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8.5303in" svg:height="4.9587in" svg:x="11.8803in" svg:y="0.0394in">
            <draw:object draw:notify-on-update-of-ranges="Sheet2.M1:Sheet2.M1 Sheet2.M2:Sheet2.M22 Sheet2.N1:Sheet2.N1 Sheet2.N2:Sheet2.N22 Sheet2.M1:Sheet2.M1 Sheet2.M2:Sheet2.M22 Sheet2.O1:Sheet2.O1 Sheet2.O2:Sheet2.O22 Sheet2.M1:Sheet2.M1 Sheet2.M2:Sheet2.M22 Sheet2.P1:Sheet2.P1 Sheet2.P2:Sheet2.P22 Sheet2.M1:Sheet2.M1 Sheet2.M2:Sheet2.M22 Sheet2.Q1:Sheet2.Q1 Sheet2.Q2:Sheet2.Q22 Sheet2.M1:Sheet2.M1 Sheet2.M2:Sheet2.M22 Sheet2.R1:Sheet2.R1 Sheet2.R2:Sheet2.R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18"/>
        <table:table-column table:style-name="co6" table:default-cell-style-name="ce18"/>
        <table:table-column table:style-name="co7" table:number-columns-repeated="6" table:default-cell-style-name="ce18"/>
        <table:table-column table:style-name="co11" table:default-cell-style-name="ce18"/>
        <table:table-column table:style-name="co12" table:default-cell-style-name="ce18"/>
        <table:table-column table:style-name="co11" table:default-cell-style-name="ce18"/>
        <table:table-column table:style-name="co9" table:default-cell-style-name="ce18"/>
        <table:table-column table:style-name="co13" table:default-cell-style-name="ce18"/>
        <table:table-column table:style-name="co7" table:number-columns-repeated="1006" table:default-cell-style-name="ce18"/>
        <table:table-row table:style-name="ro1">
          <table:table-cell office:value-type="string">
            <text:p>Reflectance1</text:p>
          </table:table-cell>
          <table:table-cell/>
          <table:table-cell office:value-type="string">
            <text:p>Reflectance2</text:p>
          </table:table-cell>
          <table:table-cell office:value-type="string">
            <text:p>Reflectance 3</text:p>
          </table:table-cell>
          <table:table-cell office:value-type="string">
            <text:p>Reflectance 4</text:p>
          </table:table-cell>
          <table:table-cell office:value-type="string">
            <text:p>Reflectance 5<text:span text:style-name="T1">Reflectance 6</text:span></text:p>
          </table:table-cell>
          <table:table-cell office:value-type="string">
            <text:p><text:s/>Reflectance 6</text:p>
          </table:table-cell>
          <table:table-cell office:value-type="string">
            <text:p>Reflectance 7</text:p>
          </table:table-cell>
          <table:table-cell table:number-columns-repeated="4"/>
          <table:table-cell table:style-name="ce22"/>
          <table:table-cell table:style-name="ce22" office:value-type="string">
            <text:p>Control</text:p>
          </table:table-cell>
          <table:table-cell table:style-name="ce14" office:value-type="string">
            <text:p>U4-7R, back</text:p>
          </table:table-cell>
          <table:table-cell table:style-name="ce14" office:value-type="string">
            <text:p>U4-7R, front</text:p>
          </table:table-cell>
          <table:table-cell table:style-name="ce14" office:value-type="string">
            <text:p>U4-10L, back</text:p>
          </table:table-cell>
          <table:table-cell table:style-name="ce23" office:value-type="string">
            <text:p>U4-10L, front</text:p>
          </table:table-cell>
          <table:table-cell office:value-type="string">
            <text:p>Reflectnace 6</text:p>
          </table:table-cell>
          <table:table-cell office:value-type="string">
            <text:p>Reflectance 7</text:p>
          </table:table-cell>
          <table:table-cell table:number-columns-repeated="1004"/>
        </table:table-row>
        <table:table-row table:style-name="ro3">
          <table:table-cell table:style-name="ce19" table:formula="of:=[$Sheet1.G34]/[$Sheet1.F34]*[$Sheet1.D34]/[$Sheet1.E34]" office:value-type="float" office:value="0">
            <text:p>#DIV/0!</text:p>
          </table:table-cell>
          <table:table-cell table:style-name="ce19" table:formula="of:=[$Sheet1.C34]" office:value-type="float" office:value="0">
            <text:p>0</text:p>
          </table:table-cell>
          <table:table-cell table:style-name="ce6" table:formula="of:=[$Sheet1.I34]/[$Sheet1.H34]*[$Sheet1.D34]/[$Sheet1.E34]" office:value-type="float" office:value="0">
            <text:p>#DIV/0!</text:p>
          </table:table-cell>
          <table:table-cell table:style-name="ce19" table:formula="of:=[$Sheet1.K34]/[$Sheet1.J34]*[$Sheet1.D34]/[$Sheet1.E34]" office:value-type="float" office:value="0">
            <text:p>#DIV/0!</text:p>
          </table:table-cell>
          <table:table-cell table:style-name="ce20" table:formula="of:=[$Sheet1.M34]/[$Sheet1.L34]*[$Sheet1.D34]/[$Sheet1.E34]" office:value-type="float" office:value="0">
            <text:p>#DIV/0!</text:p>
          </table:table-cell>
          <table:table-cell table:style-name="ce20" table:formula="of:=[$Sheet1.O34]/[$Sheet1.N34]*[$Sheet1.D34]/[$Sheet1.E34]" office:value-type="float" office:value="0">
            <text:p>#DIV/0!</text:p>
          </table:table-cell>
          <table:table-cell table:style-name="ce21" table:formula="of:=[$Sheet1.Q34]/[$Sheet1.P34]*[$Sheet1.D34]/[$Sheet1.E34]" office:value-type="float" office:value="0">
            <text:p>#DIV/0!</text:p>
          </table:table-cell>
          <table:table-cell table:style-name="ce21" table:formula="of:=[$Sheet1.S34]/[$Sheet1.R34]*[$Sheet1.D34]/[$Sheet1.E3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office:value-type="float" office:value="200">
            <text:p>200</text:p>
          </table:table-cell>
          <table:table-cell table:style-name="ce6" table:formula="of:=[$Sheet1.G3]/[$Sheet1.F3]*([$Sheet1.D3])/([$Sheet1.E3])" office:value-type="float" office:value="0.668571428571429">
            <text:p>0.6685714286</text:p>
          </table:table-cell>
          <table:table-cell table:style-name="ce21" table:formula="of:=[$Sheet1.I3]/[$Sheet1.H3]*[$Sheet1.D3]/[$Sheet1.E3]" office:value-type="float" office:value="0.559322033898305">
            <text:p>0.5593220339</text:p>
          </table:table-cell>
          <table:table-cell table:style-name="ce20" table:formula="of:=[$Sheet1.K3]/[$Sheet1.J3]*[$Sheet1.D3]/[$Sheet1.E3]" office:value-type="float" office:value="0.72">
            <text:p>0.72</text:p>
          </table:table-cell>
          <table:table-cell table:style-name="ce20" table:formula="of:=[$Sheet1.M3]/[$Sheet1.L3]*[$Sheet1.D3]/[$Sheet1.E3]" office:value-type="float" office:value="0.72">
            <text:p>0.72</text:p>
          </table:table-cell>
          <table:table-cell table:style-name="ce21" table:formula="of:=[$Sheet1.O3]/[$Sheet1.N3]*[$Sheet1.D3]/[$Sheet1.E3]" office:value-type="float" office:value="0.5625">
            <text:p>0.5625</text:p>
          </table:table-cell>
          <table:table-cell table:style-name="ce21" table:formula="of:=[$Sheet1.Q3]/[$Sheet1.P3]*[$Sheet1.D3]/[$Sheet1.E3]" office:value-type="float" office:value="0">
            <text:p>#DIV/0!</text:p>
          </table:table-cell>
          <table:table-cell table:style-name="ce21" table:formula="of:=[$Sheet1.S3]/[$Sheet1.R3]*[$Sheet1.D3]/[$Sheet1.E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35]/[$Sheet1.F35]*[$Sheet1.D35]/[$Sheet1.E35]" office:value-type="float" office:value="0">
            <text:p>#DIV/0!</text:p>
          </table:table-cell>
          <table:table-cell table:style-name="ce19" table:formula="of:=[$Sheet1.C35]" office:value-type="float" office:value="0">
            <text:p>0</text:p>
          </table:table-cell>
          <table:table-cell table:style-name="ce6" table:formula="of:=[$Sheet1.I35]/[$Sheet1.H35]*[$Sheet1.D35]/[$Sheet1.E35]" office:value-type="float" office:value="0">
            <text:p>#DIV/0!</text:p>
          </table:table-cell>
          <table:table-cell table:style-name="ce19" table:formula="of:=[$Sheet1.K35]/[$Sheet1.J35]*[$Sheet1.D35]/[$Sheet1.E35]" office:value-type="float" office:value="0">
            <text:p>#DIV/0!</text:p>
          </table:table-cell>
          <table:table-cell table:style-name="ce20" table:formula="of:=[$Sheet1.M35]/[$Sheet1.L35]*[$Sheet1.D35]/[$Sheet1.E35]" office:value-type="float" office:value="0">
            <text:p>#DIV/0!</text:p>
          </table:table-cell>
          <table:table-cell table:style-name="ce20" table:formula="of:=[$Sheet1.O35]/[$Sheet1.N35]*[$Sheet1.D35]/[$Sheet1.E35]" office:value-type="float" office:value="0">
            <text:p>#DIV/0!</text:p>
          </table:table-cell>
          <table:table-cell table:style-name="ce21" table:formula="of:=[$Sheet1.Q35]/[$Sheet1.P35]*[$Sheet1.D35]/[$Sheet1.E35]" office:value-type="float" office:value="0">
            <text:p>#DIV/0!</text:p>
          </table:table-cell>
          <table:table-cell table:style-name="ce21" table:formula="of:=[$Sheet1.S35]/[$Sheet1.R35]*[$Sheet1.D35]/[$Sheet1.E3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]+10" office:value-type="float" office:value="210">
            <text:p>210</text:p>
          </table:table-cell>
          <table:table-cell table:style-name="ce6" table:formula="of:=[$Sheet1.G4]/[$Sheet1.F4]*([$Sheet1.D4])/([$Sheet1.E4])" office:value-type="float" office:value="0.713275985663082">
            <text:p>0.7132759857</text:p>
          </table:table-cell>
          <table:table-cell table:style-name="ce21" table:formula="of:=[$Sheet1.I4]/[$Sheet1.H4]*[$Sheet1.D4]/[$Sheet1.E4]" office:value-type="float" office:value="0.533613535173642">
            <text:p>0.5336135352</text:p>
          </table:table-cell>
          <table:table-cell table:style-name="ce20" table:formula="of:=[$Sheet1.K4]/[$Sheet1.J4]*[$Sheet1.D4]/[$Sheet1.E4]" office:value-type="float" office:value="0.742671428571429">
            <text:p>0.7426714286</text:p>
          </table:table-cell>
          <table:table-cell table:style-name="ce20" table:formula="of:=[$Sheet1.M4]/[$Sheet1.L4]*[$Sheet1.D4]/[$Sheet1.E4]" office:value-type="float" office:value="0.563697478991597">
            <text:p>0.563697479</text:p>
          </table:table-cell>
          <table:table-cell table:style-name="ce21" table:formula="of:=[$Sheet1.O4]/[$Sheet1.N4]*[$Sheet1.D4]/[$Sheet1.E4]" office:value-type="float" office:value="0.62344235924933">
            <text:p>0.6234423592</text:p>
          </table:table-cell>
          <table:table-cell table:style-name="ce21" table:formula="of:=[$Sheet1.Q4]/[$Sheet1.P4]*[$Sheet1.D4]/[$Sheet1.E4]" office:value-type="float" office:value="0">
            <text:p>#DIV/0!</text:p>
          </table:table-cell>
          <table:table-cell table:style-name="ce21" table:formula="of:=[$Sheet1.S4]/[$Sheet1.R4]*[$Sheet1.D4]/[$Sheet1.E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36]/[$Sheet1.F36]*[$Sheet1.D36]/[$Sheet1.E36]" office:value-type="float" office:value="0">
            <text:p>#DIV/0!</text:p>
          </table:table-cell>
          <table:table-cell table:style-name="ce19" table:formula="of:=[$Sheet1.C36]" office:value-type="float" office:value="0">
            <text:p>0</text:p>
          </table:table-cell>
          <table:table-cell table:style-name="ce6" table:formula="of:=[$Sheet1.I36]/[$Sheet1.H36]*[$Sheet1.D36]/[$Sheet1.E36]" office:value-type="float" office:value="0">
            <text:p>#DIV/0!</text:p>
          </table:table-cell>
          <table:table-cell table:style-name="ce19" table:formula="of:=[$Sheet1.K36]/[$Sheet1.J36]*[$Sheet1.D36]/[$Sheet1.E36]" office:value-type="float" office:value="0">
            <text:p>#DIV/0!</text:p>
          </table:table-cell>
          <table:table-cell table:style-name="ce20" table:formula="of:=[$Sheet1.M36]/[$Sheet1.L36]*[$Sheet1.D36]/[$Sheet1.E36]" office:value-type="float" office:value="0">
            <text:p>#DIV/0!</text:p>
          </table:table-cell>
          <table:table-cell table:style-name="ce20" table:formula="of:=[$Sheet1.O36]/[$Sheet1.N36]*[$Sheet1.D36]/[$Sheet1.E36]" office:value-type="float" office:value="0">
            <text:p>#DIV/0!</text:p>
          </table:table-cell>
          <table:table-cell table:style-name="ce21" table:formula="of:=[$Sheet1.Q36]/[$Sheet1.P36]*[$Sheet1.D36]/[$Sheet1.E36]" office:value-type="float" office:value="0">
            <text:p>#DIV/0!</text:p>
          </table:table-cell>
          <table:table-cell table:style-name="ce21" table:formula="of:=[$Sheet1.S36]/[$Sheet1.R36]*[$Sheet1.D36]/[$Sheet1.E3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3]+10" office:value-type="float" office:value="220">
            <text:p>220</text:p>
          </table:table-cell>
          <table:table-cell table:style-name="ce6" table:formula="of:=[$Sheet1.G5]/[$Sheet1.F5]*([$Sheet1.D5])/([$Sheet1.E5])" office:value-type="float" office:value="0.611595729467858">
            <text:p>0.6115957295</text:p>
          </table:table-cell>
          <table:table-cell table:style-name="ce21" table:formula="of:=[$Sheet1.I5]/[$Sheet1.H5]*[$Sheet1.D5]/[$Sheet1.E5]" office:value-type="float" office:value="0.586093472410336">
            <text:p>0.5860934724</text:p>
          </table:table-cell>
          <table:table-cell table:style-name="ce20" table:formula="of:=[$Sheet1.K5]/[$Sheet1.J5]*[$Sheet1.D5]/[$Sheet1.E5]" office:value-type="float" office:value="0.755213988973035">
            <text:p>0.755213989</text:p>
          </table:table-cell>
          <table:table-cell table:style-name="ce20" table:formula="of:=[$Sheet1.M5]/[$Sheet1.L5]*[$Sheet1.D5]/[$Sheet1.E5]" office:value-type="float" office:value="0.611772370937572">
            <text:p>0.6117723709</text:p>
          </table:table-cell>
          <table:table-cell table:style-name="ce21" table:formula="of:=[$Sheet1.O5]/[$Sheet1.N5]*[$Sheet1.D5]/[$Sheet1.E5]" office:value-type="float" office:value="0.666671343831229">
            <text:p>0.6666713438</text:p>
          </table:table-cell>
          <table:table-cell table:style-name="ce21" table:formula="of:=[$Sheet1.Q5]/[$Sheet1.P5]*[$Sheet1.D5]/[$Sheet1.E5]" office:value-type="float" office:value="0">
            <text:p>#DIV/0!</text:p>
          </table:table-cell>
          <table:table-cell table:style-name="ce21" table:formula="of:=[$Sheet1.S5]/[$Sheet1.R5]*[$Sheet1.D5]/[$Sheet1.E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37]/[$Sheet1.F37]*[$Sheet1.D37]/[$Sheet1.E37]" office:value-type="float" office:value="0">
            <text:p>#DIV/0!</text:p>
          </table:table-cell>
          <table:table-cell table:style-name="ce19" table:formula="of:=[$Sheet1.C37]" office:value-type="float" office:value="0">
            <text:p>0</text:p>
          </table:table-cell>
          <table:table-cell table:style-name="ce6" table:formula="of:=[$Sheet1.I37]/[$Sheet1.H37]*[$Sheet1.D37]/[$Sheet1.E37]" office:value-type="float" office:value="0">
            <text:p>#DIV/0!</text:p>
          </table:table-cell>
          <table:table-cell table:style-name="ce19" table:formula="of:=[$Sheet1.K37]/[$Sheet1.J37]*[$Sheet1.D37]/[$Sheet1.E37]" office:value-type="float" office:value="0">
            <text:p>#DIV/0!</text:p>
          </table:table-cell>
          <table:table-cell table:style-name="ce20" table:formula="of:=[$Sheet1.M37]/[$Sheet1.L37]*[$Sheet1.D37]/[$Sheet1.E37]" office:value-type="float" office:value="0">
            <text:p>#DIV/0!</text:p>
          </table:table-cell>
          <table:table-cell table:style-name="ce20" table:formula="of:=[$Sheet1.O37]/[$Sheet1.N37]*[$Sheet1.D37]/[$Sheet1.E37]" office:value-type="float" office:value="0">
            <text:p>#DIV/0!</text:p>
          </table:table-cell>
          <table:table-cell table:style-name="ce21" table:formula="of:=[$Sheet1.Q37]/[$Sheet1.P37]*[$Sheet1.D37]/[$Sheet1.E37]" office:value-type="float" office:value="0">
            <text:p>#DIV/0!</text:p>
          </table:table-cell>
          <table:table-cell table:style-name="ce21" table:formula="of:=[$Sheet1.S37]/[$Sheet1.R37]*[$Sheet1.D37]/[$Sheet1.E3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4]+10" office:value-type="float" office:value="230">
            <text:p>230</text:p>
          </table:table-cell>
          <table:table-cell table:style-name="ce6" table:formula="of:=[$Sheet1.G6]/[$Sheet1.F6]*([$Sheet1.D6])/([$Sheet1.E6])" office:value-type="float" office:value="0.593421669657287">
            <text:p>0.5934216697</text:p>
          </table:table-cell>
          <table:table-cell table:style-name="ce21" table:formula="of:=[$Sheet1.I6]/[$Sheet1.H6]*[$Sheet1.D6]/[$Sheet1.E6]" office:value-type="float" office:value="0.584498074355054">
            <text:p>0.5844980744</text:p>
          </table:table-cell>
          <table:table-cell table:style-name="ce20" table:formula="of:=[$Sheet1.K6]/[$Sheet1.J6]*[$Sheet1.D6]/[$Sheet1.E6]" office:value-type="float" office:value="0.735079459874509">
            <text:p>0.7350794599</text:p>
          </table:table-cell>
          <table:table-cell table:style-name="ce20" table:formula="of:=[$Sheet1.M6]/[$Sheet1.L6]*[$Sheet1.D6]/[$Sheet1.E6]" office:value-type="float" office:value="0.590074620784391">
            <text:p>0.5900746208</text:p>
          </table:table-cell>
          <table:table-cell table:style-name="ce21" table:formula="of:=[$Sheet1.O6]/[$Sheet1.N6]*[$Sheet1.D6]/[$Sheet1.E6]" office:value-type="float" office:value="0.70378691749805">
            <text:p>0.7037869175</text:p>
          </table:table-cell>
          <table:table-cell table:style-name="ce21" table:formula="of:=[$Sheet1.Q6]/[$Sheet1.P6]*[$Sheet1.D6]/[$Sheet1.E6]" office:value-type="float" office:value="0">
            <text:p>#DIV/0!</text:p>
          </table:table-cell>
          <table:table-cell table:style-name="ce21" table:formula="of:=[$Sheet1.S6]/[$Sheet1.R6]*[$Sheet1.D6]/[$Sheet1.E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38]/[$Sheet1.F38]*[$Sheet1.D38]/[$Sheet1.E38]" office:value-type="float" office:value="0">
            <text:p>#DIV/0!</text:p>
          </table:table-cell>
          <table:table-cell table:style-name="ce19" table:formula="of:=[$Sheet1.C38]" office:value-type="float" office:value="0">
            <text:p>0</text:p>
          </table:table-cell>
          <table:table-cell table:style-name="ce6" table:formula="of:=[$Sheet1.I38]/[$Sheet1.H38]*[$Sheet1.D38]/[$Sheet1.E38]" office:value-type="float" office:value="0">
            <text:p>#DIV/0!</text:p>
          </table:table-cell>
          <table:table-cell table:style-name="ce19" table:formula="of:=[$Sheet1.K38]/[$Sheet1.J38]*[$Sheet1.D38]/[$Sheet1.E38]" office:value-type="float" office:value="0">
            <text:p>#DIV/0!</text:p>
          </table:table-cell>
          <table:table-cell table:style-name="ce20" table:formula="of:=[$Sheet1.M38]/[$Sheet1.L38]*[$Sheet1.D38]/[$Sheet1.E38]" office:value-type="float" office:value="0">
            <text:p>#DIV/0!</text:p>
          </table:table-cell>
          <table:table-cell table:style-name="ce20" table:formula="of:=[$Sheet1.O38]/[$Sheet1.N38]*[$Sheet1.D38]/[$Sheet1.E38]" office:value-type="float" office:value="0">
            <text:p>#DIV/0!</text:p>
          </table:table-cell>
          <table:table-cell table:style-name="ce21" table:formula="of:=[$Sheet1.Q38]/[$Sheet1.P38]*[$Sheet1.D38]/[$Sheet1.E38]" office:value-type="float" office:value="0">
            <text:p>#DIV/0!</text:p>
          </table:table-cell>
          <table:table-cell table:style-name="ce21" table:formula="of:=[$Sheet1.S38]/[$Sheet1.R38]*[$Sheet1.D38]/[$Sheet1.E3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5]+10" office:value-type="float" office:value="240">
            <text:p>240</text:p>
          </table:table-cell>
          <table:table-cell table:style-name="ce6" table:formula="of:=[$Sheet1.G7]/[$Sheet1.F7]*([$Sheet1.D7])/([$Sheet1.E7])" office:value-type="float" office:value="0.785341201843041">
            <text:p>0.7853412018</text:p>
          </table:table-cell>
          <table:table-cell table:style-name="ce21" table:formula="of:=[$Sheet1.I7]/[$Sheet1.H7]*[$Sheet1.D7]/[$Sheet1.E7]" office:value-type="float" office:value="0.6258075066577">
            <text:p>0.6258075067</text:p>
          </table:table-cell>
          <table:table-cell table:style-name="ce20" table:formula="of:=[$Sheet1.K7]/[$Sheet1.J7]*[$Sheet1.D7]/[$Sheet1.E7]" office:value-type="float" office:value="0.729376682767112">
            <text:p>0.7293766828</text:p>
          </table:table-cell>
          <table:table-cell table:style-name="ce20" table:formula="of:=[$Sheet1.M7]/[$Sheet1.L7]*[$Sheet1.D7]/[$Sheet1.E7]" office:value-type="float" office:value="0.607792230270616">
            <text:p>0.6077922303</text:p>
          </table:table-cell>
          <table:table-cell table:style-name="ce21" table:formula="of:=[$Sheet1.O7]/[$Sheet1.N7]*[$Sheet1.D7]/[$Sheet1.E7]" office:value-type="float" office:value="0.732539254016476">
            <text:p>0.732539254</text:p>
          </table:table-cell>
          <table:table-cell table:style-name="ce21" table:formula="of:=[$Sheet1.Q7]/[$Sheet1.P7]*[$Sheet1.D7]/[$Sheet1.E7]" office:value-type="float" office:value="0">
            <text:p>#DIV/0!</text:p>
          </table:table-cell>
          <table:table-cell table:style-name="ce21" table:formula="of:=[$Sheet1.S7]/[$Sheet1.R7]*[$Sheet1.D7]/[$Sheet1.E7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39]/[$Sheet1.F39]*[$Sheet1.D39]/[$Sheet1.E39]" office:value-type="float" office:value="0">
            <text:p>#DIV/0!</text:p>
          </table:table-cell>
          <table:table-cell table:style-name="ce19" table:formula="of:=[$Sheet1.C39]" office:value-type="float" office:value="0">
            <text:p>0</text:p>
          </table:table-cell>
          <table:table-cell table:style-name="ce6" table:formula="of:=[$Sheet1.I39]/[$Sheet1.H39]*[$Sheet1.D39]/[$Sheet1.E39]" office:value-type="float" office:value="0">
            <text:p>#DIV/0!</text:p>
          </table:table-cell>
          <table:table-cell table:style-name="ce19" table:formula="of:=[$Sheet1.K39]/[$Sheet1.J39]*[$Sheet1.D39]/[$Sheet1.E39]" office:value-type="float" office:value="0">
            <text:p>#DIV/0!</text:p>
          </table:table-cell>
          <table:table-cell table:style-name="ce20" table:formula="of:=[$Sheet1.M39]/[$Sheet1.L39]*[$Sheet1.D39]/[$Sheet1.E39]" office:value-type="float" office:value="0">
            <text:p>#DIV/0!</text:p>
          </table:table-cell>
          <table:table-cell table:style-name="ce20" table:formula="of:=[$Sheet1.O39]/[$Sheet1.N39]*[$Sheet1.D39]/[$Sheet1.E39]" office:value-type="float" office:value="0">
            <text:p>#DIV/0!</text:p>
          </table:table-cell>
          <table:table-cell table:style-name="ce21" table:formula="of:=[$Sheet1.Q39]/[$Sheet1.P39]*[$Sheet1.D39]/[$Sheet1.E39]" office:value-type="float" office:value="0">
            <text:p>#DIV/0!</text:p>
          </table:table-cell>
          <table:table-cell table:style-name="ce21" table:formula="of:=[$Sheet1.S39]/[$Sheet1.R39]*[$Sheet1.D39]/[$Sheet1.E3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6]+10" office:value-type="float" office:value="250">
            <text:p>250</text:p>
          </table:table-cell>
          <table:table-cell table:style-name="ce6" table:formula="of:=[$Sheet1.G8]/[$Sheet1.F8]*([$Sheet1.D8])/([$Sheet1.E8])" office:value-type="float" office:value="0.885012919896641">
            <text:p>0.8850129199</text:p>
          </table:table-cell>
          <table:table-cell table:style-name="ce21" table:formula="of:=[$Sheet1.I8]/[$Sheet1.H8]*[$Sheet1.D8]/[$Sheet1.E8]" office:value-type="float" office:value="0.65695100996904">
            <text:p>0.65695101</text:p>
          </table:table-cell>
          <table:table-cell table:style-name="ce20" table:formula="of:=[$Sheet1.K8]/[$Sheet1.J8]*[$Sheet1.D8]/[$Sheet1.E8]" office:value-type="float" office:value="0.720103622844486">
            <text:p>0.7201036228</text:p>
          </table:table-cell>
          <table:table-cell table:style-name="ce20" table:formula="of:=[$Sheet1.M8]/[$Sheet1.L8]*[$Sheet1.D8]/[$Sheet1.E8]" office:value-type="float" office:value="0.629196321598312">
            <text:p>0.6291963216</text:p>
          </table:table-cell>
          <table:table-cell table:style-name="ce21" table:formula="of:=[$Sheet1.O8]/[$Sheet1.N8]*[$Sheet1.D8]/[$Sheet1.E8]" office:value-type="float" office:value="0.739774503503051">
            <text:p>0.7397745035</text:p>
          </table:table-cell>
          <table:table-cell table:style-name="ce21" table:formula="of:=[$Sheet1.Q8]/[$Sheet1.P8]*[$Sheet1.D8]/[$Sheet1.E8]" office:value-type="float" office:value="0">
            <text:p>#DIV/0!</text:p>
          </table:table-cell>
          <table:table-cell table:style-name="ce21" table:formula="of:=[$Sheet1.S8]/[$Sheet1.R8]*[$Sheet1.D8]/[$Sheet1.E8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0]/[$Sheet1.F40]*[$Sheet1.D40]/[$Sheet1.E40]" office:value-type="float" office:value="0">
            <text:p>#DIV/0!</text:p>
          </table:table-cell>
          <table:table-cell table:style-name="ce19" table:formula="of:=[$Sheet1.C40]" office:value-type="float" office:value="0">
            <text:p>0</text:p>
          </table:table-cell>
          <table:table-cell table:style-name="ce6" table:formula="of:=[$Sheet1.I40]/[$Sheet1.H40]*[$Sheet1.D40]/[$Sheet1.E40]" office:value-type="float" office:value="0">
            <text:p>#DIV/0!</text:p>
          </table:table-cell>
          <table:table-cell table:style-name="ce19" table:formula="of:=[$Sheet1.K40]/[$Sheet1.J40]*[$Sheet1.D40]/[$Sheet1.E40]" office:value-type="float" office:value="0">
            <text:p>#DIV/0!</text:p>
          </table:table-cell>
          <table:table-cell table:style-name="ce20" table:formula="of:=[$Sheet1.M40]/[$Sheet1.L40]*[$Sheet1.D40]/[$Sheet1.E40]" office:value-type="float" office:value="0">
            <text:p>#DIV/0!</text:p>
          </table:table-cell>
          <table:table-cell table:style-name="ce20" table:formula="of:=[$Sheet1.O40]/[$Sheet1.N40]*[$Sheet1.D40]/[$Sheet1.E40]" office:value-type="float" office:value="0">
            <text:p>#DIV/0!</text:p>
          </table:table-cell>
          <table:table-cell table:style-name="ce21" table:formula="of:=[$Sheet1.Q40]/[$Sheet1.P40]*[$Sheet1.D40]/[$Sheet1.E40]" office:value-type="float" office:value="0">
            <text:p>#DIV/0!</text:p>
          </table:table-cell>
          <table:table-cell table:style-name="ce21" table:formula="of:=[$Sheet1.S40]/[$Sheet1.R40]*[$Sheet1.D40]/[$Sheet1.E4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7]+10" office:value-type="float" office:value="260">
            <text:p>260</text:p>
          </table:table-cell>
          <table:table-cell table:style-name="ce6" table:formula="of:=[$Sheet1.G9]/[$Sheet1.F9]*([$Sheet1.D9])/([$Sheet1.E9])" office:value-type="float" office:value="0.919575246850528">
            <text:p>0.9195752469</text:p>
          </table:table-cell>
          <table:table-cell table:style-name="ce21" table:formula="of:=[$Sheet1.I9]/[$Sheet1.H9]*[$Sheet1.D9]/[$Sheet1.E9]" office:value-type="float" office:value="0.675123371194356">
            <text:p>0.6751233712</text:p>
          </table:table-cell>
          <table:table-cell table:style-name="ce20" table:formula="of:=[$Sheet1.K9]/[$Sheet1.J9]*[$Sheet1.D9]/[$Sheet1.E9]" office:value-type="float" office:value="0.699401666700653">
            <text:p>0.6994016667</text:p>
          </table:table-cell>
          <table:table-cell table:style-name="ce20" table:formula="of:=[$Sheet1.M9]/[$Sheet1.L9]*[$Sheet1.D9]/[$Sheet1.E9]" office:value-type="float" office:value="0.641155299744529">
            <text:p>0.6411552997</text:p>
          </table:table-cell>
          <table:table-cell table:style-name="ce21" table:formula="of:=[$Sheet1.O9]/[$Sheet1.N9]*[$Sheet1.D9]/[$Sheet1.E9]" office:value-type="float" office:value="0.731544092611508">
            <text:p>0.7315440926</text:p>
          </table:table-cell>
          <table:table-cell table:style-name="ce21" table:formula="of:=[$Sheet1.Q9]/[$Sheet1.P9]*[$Sheet1.D9]/[$Sheet1.E9]" office:value-type="float" office:value="0">
            <text:p>#DIV/0!</text:p>
          </table:table-cell>
          <table:table-cell table:style-name="ce21" table:formula="of:=[$Sheet1.S9]/[$Sheet1.R9]*[$Sheet1.D9]/[$Sheet1.E9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1]/[$Sheet1.F41]*[$Sheet1.D41]/[$Sheet1.E41]" office:value-type="float" office:value="0">
            <text:p>#DIV/0!</text:p>
          </table:table-cell>
          <table:table-cell table:style-name="ce19" table:formula="of:=[$Sheet1.C41]" office:value-type="float" office:value="0">
            <text:p>0</text:p>
          </table:table-cell>
          <table:table-cell table:style-name="ce6" table:formula="of:=[$Sheet1.I41]/[$Sheet1.H41]*[$Sheet1.D41]/[$Sheet1.E41]" office:value-type="float" office:value="0">
            <text:p>#DIV/0!</text:p>
          </table:table-cell>
          <table:table-cell table:style-name="ce19" table:formula="of:=[$Sheet1.K41]/[$Sheet1.J41]*[$Sheet1.D41]/[$Sheet1.E41]" office:value-type="float" office:value="0">
            <text:p>#DIV/0!</text:p>
          </table:table-cell>
          <table:table-cell table:style-name="ce20" table:formula="of:=[$Sheet1.M41]/[$Sheet1.L41]*[$Sheet1.D41]/[$Sheet1.E41]" office:value-type="float" office:value="0">
            <text:p>#DIV/0!</text:p>
          </table:table-cell>
          <table:table-cell table:style-name="ce20" table:formula="of:=[$Sheet1.O41]/[$Sheet1.N41]*[$Sheet1.D41]/[$Sheet1.E41]" office:value-type="float" office:value="0">
            <text:p>#DIV/0!</text:p>
          </table:table-cell>
          <table:table-cell table:style-name="ce21" table:formula="of:=[$Sheet1.Q41]/[$Sheet1.P41]*[$Sheet1.D41]/[$Sheet1.E41]" office:value-type="float" office:value="0">
            <text:p>#DIV/0!</text:p>
          </table:table-cell>
          <table:table-cell table:style-name="ce21" table:formula="of:=[$Sheet1.S41]/[$Sheet1.R41]*[$Sheet1.D41]/[$Sheet1.E4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8]+10" office:value-type="float" office:value="270">
            <text:p>270</text:p>
          </table:table-cell>
          <table:table-cell table:style-name="ce6" table:formula="of:=[$Sheet1.G10]/[$Sheet1.F10]*([$Sheet1.D10])/([$Sheet1.E10])" office:value-type="float" office:value="0.929358357577292">
            <text:p>0.9293583576</text:p>
          </table:table-cell>
          <table:table-cell table:style-name="ce21" table:formula="of:=[$Sheet1.I10]/[$Sheet1.H10]*[$Sheet1.D10]/[$Sheet1.E10]" office:value-type="float" office:value="0.684880939198776">
            <text:p>0.6848809392</text:p>
          </table:table-cell>
          <table:table-cell table:style-name="ce20" table:formula="of:=[$Sheet1.K10]/[$Sheet1.J10]*[$Sheet1.D10]/[$Sheet1.E10]" office:value-type="float" office:value="0.67292343387471">
            <text:p>0.6729234339</text:p>
          </table:table-cell>
          <table:table-cell table:style-name="ce20" table:formula="of:=[$Sheet1.M10]/[$Sheet1.L10]*[$Sheet1.D10]/[$Sheet1.E10]" office:value-type="float" office:value="0.652404931815481">
            <text:p>0.6524049318</text:p>
          </table:table-cell>
          <table:table-cell table:style-name="ce21" table:formula="of:=[$Sheet1.O10]/[$Sheet1.N10]*[$Sheet1.D10]/[$Sheet1.E10]" office:value-type="float" office:value="0.706496519721578">
            <text:p>0.7064965197</text:p>
          </table:table-cell>
          <table:table-cell table:style-name="ce21" table:formula="of:=[$Sheet1.Q10]/[$Sheet1.P10]*[$Sheet1.D10]/[$Sheet1.E10]" office:value-type="float" office:value="0">
            <text:p>#DIV/0!</text:p>
          </table:table-cell>
          <table:table-cell table:style-name="ce21" table:formula="of:=[$Sheet1.S10]/[$Sheet1.R10]*[$Sheet1.D10]/[$Sheet1.E10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2]/[$Sheet1.F42]*[$Sheet1.D42]/[$Sheet1.E42]" office:value-type="float" office:value="0">
            <text:p>#DIV/0!</text:p>
          </table:table-cell>
          <table:table-cell table:style-name="ce19" table:formula="of:=[$Sheet1.C42]" office:value-type="float" office:value="0">
            <text:p>0</text:p>
          </table:table-cell>
          <table:table-cell table:style-name="ce6" table:formula="of:=[$Sheet1.I42]/[$Sheet1.H42]*[$Sheet1.D42]/[$Sheet1.E42]" office:value-type="float" office:value="0">
            <text:p>#DIV/0!</text:p>
          </table:table-cell>
          <table:table-cell table:style-name="ce19" table:formula="of:=[$Sheet1.K42]/[$Sheet1.J42]*[$Sheet1.D42]/[$Sheet1.E42]" office:value-type="float" office:value="0">
            <text:p>#DIV/0!</text:p>
          </table:table-cell>
          <table:table-cell table:style-name="ce20" table:formula="of:=[$Sheet1.M42]/[$Sheet1.L42]*[$Sheet1.D42]/[$Sheet1.E42]" office:value-type="float" office:value="0">
            <text:p>#DIV/0!</text:p>
          </table:table-cell>
          <table:table-cell table:style-name="ce20" table:formula="of:=[$Sheet1.O42]/[$Sheet1.N42]*[$Sheet1.D42]/[$Sheet1.E42]" office:value-type="float" office:value="0">
            <text:p>#DIV/0!</text:p>
          </table:table-cell>
          <table:table-cell table:style-name="ce21" table:formula="of:=[$Sheet1.Q42]/[$Sheet1.P42]*[$Sheet1.D42]/[$Sheet1.E42]" office:value-type="float" office:value="0">
            <text:p>#DIV/0!</text:p>
          </table:table-cell>
          <table:table-cell table:style-name="ce21" table:formula="of:=[$Sheet1.S42]/[$Sheet1.R42]*[$Sheet1.D42]/[$Sheet1.E4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9]+10" office:value-type="float" office:value="280">
            <text:p>280</text:p>
          </table:table-cell>
          <table:table-cell table:style-name="ce6" table:formula="of:=[$Sheet1.G11]/[$Sheet1.F11]*([$Sheet1.D11])/([$Sheet1.E11])" office:value-type="float" office:value="0.9307208994709">
            <text:p>0.9307208995</text:p>
          </table:table-cell>
          <table:table-cell table:style-name="ce21" table:formula="of:=[$Sheet1.I11]/[$Sheet1.H11]*[$Sheet1.D11]/[$Sheet1.E11]" office:value-type="float" office:value="0.689401637232733">
            <text:p>0.6894016372</text:p>
          </table:table-cell>
          <table:table-cell table:style-name="ce20" table:formula="of:=[$Sheet1.K11]/[$Sheet1.J11]*[$Sheet1.D11]/[$Sheet1.E11]" office:value-type="float" office:value="0.645280146380862">
            <text:p>0.6452801464</text:p>
          </table:table-cell>
          <table:table-cell table:style-name="ce20" table:formula="of:=[$Sheet1.M11]/[$Sheet1.L11]*[$Sheet1.D11]/[$Sheet1.E11]" office:value-type="float" office:value="0.652972698030619">
            <text:p>0.652972698</text:p>
          </table:table-cell>
          <table:table-cell table:style-name="ce21" table:formula="of:=[$Sheet1.O11]/[$Sheet1.N11]*[$Sheet1.D11]/[$Sheet1.E11]" office:value-type="float" office:value="0.661490683229814">
            <text:p>0.6614906832</text:p>
          </table:table-cell>
          <table:table-cell table:style-name="ce21" table:formula="of:=[$Sheet1.Q11]/[$Sheet1.P11]*[$Sheet1.D11]/[$Sheet1.E11]" office:value-type="float" office:value="0">
            <text:p>#DIV/0!</text:p>
          </table:table-cell>
          <table:table-cell table:style-name="ce21" table:formula="of:=[$Sheet1.S11]/[$Sheet1.R11]*[$Sheet1.D11]/[$Sheet1.E1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3]/[$Sheet1.F43]*[$Sheet1.D43]/[$Sheet1.E43]" office:value-type="float" office:value="0">
            <text:p>#DIV/0!</text:p>
          </table:table-cell>
          <table:table-cell table:style-name="ce19" table:formula="of:=[$Sheet1.C43]" office:value-type="float" office:value="0">
            <text:p>0</text:p>
          </table:table-cell>
          <table:table-cell table:style-name="ce6" table:formula="of:=[$Sheet1.I43]/[$Sheet1.H43]*[$Sheet1.D43]/[$Sheet1.E43]" office:value-type="float" office:value="0">
            <text:p>#DIV/0!</text:p>
          </table:table-cell>
          <table:table-cell table:style-name="ce19" table:formula="of:=[$Sheet1.K43]/[$Sheet1.J43]*[$Sheet1.D43]/[$Sheet1.E43]" office:value-type="float" office:value="0">
            <text:p>#DIV/0!</text:p>
          </table:table-cell>
          <table:table-cell table:style-name="ce20" table:formula="of:=[$Sheet1.M43]/[$Sheet1.L43]*[$Sheet1.D43]/[$Sheet1.E43]" office:value-type="float" office:value="0">
            <text:p>#DIV/0!</text:p>
          </table:table-cell>
          <table:table-cell table:style-name="ce20" table:formula="of:=[$Sheet1.O43]/[$Sheet1.N43]*[$Sheet1.D43]/[$Sheet1.E43]" office:value-type="float" office:value="0">
            <text:p>#DIV/0!</text:p>
          </table:table-cell>
          <table:table-cell table:style-name="ce21" table:formula="of:=[$Sheet1.Q43]/[$Sheet1.P43]*[$Sheet1.D43]/[$Sheet1.E43]" office:value-type="float" office:value="0">
            <text:p>#DIV/0!</text:p>
          </table:table-cell>
          <table:table-cell table:style-name="ce21" table:formula="of:=[$Sheet1.S43]/[$Sheet1.R43]*[$Sheet1.D43]/[$Sheet1.E4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0]+10" office:value-type="float" office:value="290">
            <text:p>290</text:p>
          </table:table-cell>
          <table:table-cell table:style-name="ce6" table:formula="of:=[$Sheet1.G12]/[$Sheet1.F12]*([$Sheet1.D12])/([$Sheet1.E12])" office:value-type="float" office:value="0.925619834710744">
            <text:p>0.9256198347</text:p>
          </table:table-cell>
          <table:table-cell table:style-name="ce21" table:formula="of:=[$Sheet1.I12]/[$Sheet1.H12]*[$Sheet1.D12]/[$Sheet1.E12]" office:value-type="float" office:value="0.713768148313603">
            <text:p>0.7137681483</text:p>
          </table:table-cell>
          <table:table-cell table:style-name="ce20" table:formula="of:=[$Sheet1.K12]/[$Sheet1.J12]*[$Sheet1.D12]/[$Sheet1.E12]" office:value-type="float" office:value="0.681915740605762">
            <text:p>0.6819157406</text:p>
          </table:table-cell>
          <table:table-cell table:style-name="ce20" table:formula="of:=[$Sheet1.M12]/[$Sheet1.L12]*[$Sheet1.D12]/[$Sheet1.E12]" office:value-type="float" office:value="0.695867768595041">
            <text:p>0.6958677686</text:p>
          </table:table-cell>
          <table:table-cell table:style-name="ce21" table:formula="of:=[$Sheet1.O12]/[$Sheet1.N12]*[$Sheet1.D12]/[$Sheet1.E12]" office:value-type="float" office:value="0.668515639852828">
            <text:p>0.6685156399</text:p>
          </table:table-cell>
          <table:table-cell table:style-name="ce21" table:formula="of:=[$Sheet1.Q12]/[$Sheet1.P12]*[$Sheet1.D12]/[$Sheet1.E12]" office:value-type="float" office:value="0">
            <text:p>#DIV/0!</text:p>
          </table:table-cell>
          <table:table-cell table:style-name="ce21" table:formula="of:=[$Sheet1.S12]/[$Sheet1.R12]*[$Sheet1.D12]/[$Sheet1.E12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4]/[$Sheet1.F44]*[$Sheet1.D44]/[$Sheet1.E44]" office:value-type="float" office:value="0">
            <text:p>#DIV/0!</text:p>
          </table:table-cell>
          <table:table-cell table:style-name="ce19" table:formula="of:=[$Sheet1.C44]" office:value-type="float" office:value="0">
            <text:p>0</text:p>
          </table:table-cell>
          <table:table-cell table:style-name="ce6" table:formula="of:=[$Sheet1.I44]/[$Sheet1.H44]*[$Sheet1.D44]/[$Sheet1.E44]" office:value-type="float" office:value="0">
            <text:p>#DIV/0!</text:p>
          </table:table-cell>
          <table:table-cell table:style-name="ce19" table:formula="of:=[$Sheet1.K44]/[$Sheet1.J44]*[$Sheet1.D44]/[$Sheet1.E44]" office:value-type="float" office:value="0">
            <text:p>#DIV/0!</text:p>
          </table:table-cell>
          <table:table-cell table:style-name="ce20" table:formula="of:=[$Sheet1.M44]/[$Sheet1.L44]*[$Sheet1.D44]/[$Sheet1.E44]" office:value-type="float" office:value="0">
            <text:p>#DIV/0!</text:p>
          </table:table-cell>
          <table:table-cell table:style-name="ce20" table:formula="of:=[$Sheet1.O44]/[$Sheet1.N44]*[$Sheet1.D44]/[$Sheet1.E44]" office:value-type="float" office:value="0">
            <text:p>#DIV/0!</text:p>
          </table:table-cell>
          <table:table-cell table:style-name="ce21" table:formula="of:=[$Sheet1.Q44]/[$Sheet1.P44]*[$Sheet1.D44]/[$Sheet1.E44]" office:value-type="float" office:value="0">
            <text:p>#DIV/0!</text:p>
          </table:table-cell>
          <table:table-cell table:style-name="ce21" table:formula="of:=[$Sheet1.S44]/[$Sheet1.R44]*[$Sheet1.D44]/[$Sheet1.E4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1]+10" office:value-type="float" office:value="300">
            <text:p>300</text:p>
          </table:table-cell>
          <table:table-cell table:style-name="ce6" table:formula="of:=[$Sheet1.G13]/[$Sheet1.F13]*([$Sheet1.D13])/([$Sheet1.E13])" office:value-type="float" office:value="0.918230944254835">
            <text:p>0.9182309443</text:p>
          </table:table-cell>
          <table:table-cell table:style-name="ce21" table:formula="of:=[$Sheet1.I13]/[$Sheet1.H13]*[$Sheet1.D13]/[$Sheet1.E13]" office:value-type="float" office:value="0.726326748648177">
            <text:p>0.7263267486</text:p>
          </table:table-cell>
          <table:table-cell table:style-name="ce20" table:formula="of:=[$Sheet1.K13]/[$Sheet1.J13]*[$Sheet1.D13]/[$Sheet1.E13]" office:value-type="float" office:value="0.700729330193616">
            <text:p>0.7007293302</text:p>
          </table:table-cell>
          <table:table-cell table:style-name="ce20" table:formula="of:=[$Sheet1.M13]/[$Sheet1.L13]*[$Sheet1.D13]/[$Sheet1.E13]" office:value-type="float" office:value="0.722011286434363">
            <text:p>0.7220112864</text:p>
          </table:table-cell>
          <table:table-cell table:style-name="ce21" table:formula="of:=[$Sheet1.O13]/[$Sheet1.N13]*[$Sheet1.D13]/[$Sheet1.E13]" office:value-type="float" office:value="0.662988426533648">
            <text:p>0.6629884265</text:p>
          </table:table-cell>
          <table:table-cell table:style-name="ce21" table:formula="of:=[$Sheet1.Q13]/[$Sheet1.P13]*[$Sheet1.D13]/[$Sheet1.E13]" office:value-type="float" office:value="0">
            <text:p>#DIV/0!</text:p>
          </table:table-cell>
          <table:table-cell table:style-name="ce21" table:formula="of:=[$Sheet1.S13]/[$Sheet1.R13]*[$Sheet1.D13]/[$Sheet1.E1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5]/[$Sheet1.F45]*[$Sheet1.D45]/[$Sheet1.E45]" office:value-type="float" office:value="0">
            <text:p>#DIV/0!</text:p>
          </table:table-cell>
          <table:table-cell table:style-name="ce19" table:formula="of:=[$Sheet1.C45]" office:value-type="float" office:value="0">
            <text:p>0</text:p>
          </table:table-cell>
          <table:table-cell table:style-name="ce6" table:formula="of:=[$Sheet1.I45]/[$Sheet1.H45]*[$Sheet1.D45]/[$Sheet1.E45]" office:value-type="float" office:value="0">
            <text:p>#DIV/0!</text:p>
          </table:table-cell>
          <table:table-cell table:style-name="ce19" table:formula="of:=[$Sheet1.K45]/[$Sheet1.J45]*[$Sheet1.D45]/[$Sheet1.E45]" office:value-type="float" office:value="0">
            <text:p>#DIV/0!</text:p>
          </table:table-cell>
          <table:table-cell table:style-name="ce20" table:formula="of:=[$Sheet1.M45]/[$Sheet1.L45]*[$Sheet1.D45]/[$Sheet1.E45]" office:value-type="float" office:value="0">
            <text:p>#DIV/0!</text:p>
          </table:table-cell>
          <table:table-cell table:style-name="ce20" table:formula="of:=[$Sheet1.O45]/[$Sheet1.N45]*[$Sheet1.D45]/[$Sheet1.E45]" office:value-type="float" office:value="0">
            <text:p>#DIV/0!</text:p>
          </table:table-cell>
          <table:table-cell table:style-name="ce21" table:formula="of:=[$Sheet1.Q45]/[$Sheet1.P45]*[$Sheet1.D45]/[$Sheet1.E45]" office:value-type="float" office:value="0">
            <text:p>#DIV/0!</text:p>
          </table:table-cell>
          <table:table-cell table:style-name="ce21" table:formula="of:=[$Sheet1.S45]/[$Sheet1.R45]*[$Sheet1.D45]/[$Sheet1.E4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2]+10" office:value-type="float" office:value="310">
            <text:p>310</text:p>
          </table:table-cell>
          <table:table-cell table:style-name="ce6" table:formula="of:=[$Sheet1.G14]/[$Sheet1.F14]*([$Sheet1.D14])/([$Sheet1.E14])" office:value-type="float" office:value="0.903096143400326">
            <text:p>0.9030961434</text:p>
          </table:table-cell>
          <table:table-cell table:style-name="ce21" table:formula="of:=[$Sheet1.I14]/[$Sheet1.H14]*[$Sheet1.D14]/[$Sheet1.E14]" office:value-type="float" office:value="0.727064344513021">
            <text:p>0.7270643445</text:p>
          </table:table-cell>
          <table:table-cell table:style-name="ce20" table:formula="of:=[$Sheet1.K14]/[$Sheet1.J14]*[$Sheet1.D14]/[$Sheet1.E14]" office:value-type="float" office:value="0.702911991097097">
            <text:p>0.7029119911</text:p>
          </table:table-cell>
          <table:table-cell table:style-name="ce20" table:formula="of:=[$Sheet1.M14]/[$Sheet1.L14]*[$Sheet1.D14]/[$Sheet1.E14]" office:value-type="float" office:value="0.722856366881353">
            <text:p>0.7228563669</text:p>
          </table:table-cell>
          <table:table-cell table:style-name="ce21" table:formula="of:=[$Sheet1.O14]/[$Sheet1.N14]*[$Sheet1.D14]/[$Sheet1.E14]" office:value-type="float" office:value="0.637479630635524">
            <text:p>0.6374796306</text:p>
          </table:table-cell>
          <table:table-cell table:style-name="ce21" table:formula="of:=[$Sheet1.Q14]/[$Sheet1.P14]*[$Sheet1.D14]/[$Sheet1.E14]" office:value-type="float" office:value="0">
            <text:p>#DIV/0!</text:p>
          </table:table-cell>
          <table:table-cell table:style-name="ce21" table:formula="of:=[$Sheet1.S14]/[$Sheet1.R14]*[$Sheet1.D14]/[$Sheet1.E1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6]/[$Sheet1.F46]*[$Sheet1.D46]/[$Sheet1.E46]" office:value-type="float" office:value="0">
            <text:p>#DIV/0!</text:p>
          </table:table-cell>
          <table:table-cell table:style-name="ce19" table:formula="of:=[$Sheet1.C46]" office:value-type="float" office:value="0">
            <text:p>0</text:p>
          </table:table-cell>
          <table:table-cell table:style-name="ce6" table:formula="of:=[$Sheet1.I46]/[$Sheet1.H46]*[$Sheet1.D46]/[$Sheet1.E46]" office:value-type="float" office:value="0">
            <text:p>#DIV/0!</text:p>
          </table:table-cell>
          <table:table-cell table:style-name="ce19" table:formula="of:=[$Sheet1.K46]/[$Sheet1.J46]*[$Sheet1.D46]/[$Sheet1.E46]" office:value-type="float" office:value="0">
            <text:p>#DIV/0!</text:p>
          </table:table-cell>
          <table:table-cell table:style-name="ce20" table:formula="of:=[$Sheet1.M46]/[$Sheet1.L46]*[$Sheet1.D46]/[$Sheet1.E46]" office:value-type="float" office:value="0">
            <text:p>#DIV/0!</text:p>
          </table:table-cell>
          <table:table-cell table:style-name="ce20" table:formula="of:=[$Sheet1.O46]/[$Sheet1.N46]*[$Sheet1.D46]/[$Sheet1.E46]" office:value-type="float" office:value="0">
            <text:p>#DIV/0!</text:p>
          </table:table-cell>
          <table:table-cell table:style-name="ce21" table:formula="of:=[$Sheet1.Q46]/[$Sheet1.P46]*[$Sheet1.D46]/[$Sheet1.E46]" office:value-type="float" office:value="0">
            <text:p>#DIV/0!</text:p>
          </table:table-cell>
          <table:table-cell table:style-name="ce21" table:formula="of:=[$Sheet1.S46]/[$Sheet1.R46]*[$Sheet1.D46]/[$Sheet1.E4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3]+10" office:value-type="float" office:value="320">
            <text:p>320</text:p>
          </table:table-cell>
          <table:table-cell table:style-name="ce6" table:formula="of:=[$Sheet1.G15]/[$Sheet1.F15]*([$Sheet1.D15])/([$Sheet1.E15])" office:value-type="float" office:value="0.881006864988558">
            <text:p>0.881006865</text:p>
          </table:table-cell>
          <table:table-cell table:style-name="ce21" table:formula="of:=[$Sheet1.I15]/[$Sheet1.H15]*[$Sheet1.D15]/[$Sheet1.E15]" office:value-type="float" office:value="0.731013757547352">
            <text:p>0.7310137575</text:p>
          </table:table-cell>
          <table:table-cell table:style-name="ce20" table:formula="of:=[$Sheet1.K15]/[$Sheet1.J15]*[$Sheet1.D15]/[$Sheet1.E15]" office:value-type="float" office:value="0.722441031508537">
            <text:p>0.7224410315</text:p>
          </table:table-cell>
          <table:table-cell table:style-name="ce20" table:formula="of:=[$Sheet1.M15]/[$Sheet1.L15]*[$Sheet1.D15]/[$Sheet1.E15]" office:value-type="float" office:value="0.737345095568158">
            <text:p>0.7373450956</text:p>
          </table:table-cell>
          <table:table-cell table:style-name="ce21" table:formula="of:=[$Sheet1.O15]/[$Sheet1.N15]*[$Sheet1.D15]/[$Sheet1.E15]" office:value-type="float" office:value="0.649885583524027">
            <text:p>0.6498855835</text:p>
          </table:table-cell>
          <table:table-cell table:style-name="ce21" table:formula="of:=[$Sheet1.Q15]/[$Sheet1.P15]*[$Sheet1.D15]/[$Sheet1.E15]" office:value-type="float" office:value="0">
            <text:p>#DIV/0!</text:p>
          </table:table-cell>
          <table:table-cell table:style-name="ce21" table:formula="of:=[$Sheet1.S15]/[$Sheet1.R15]*[$Sheet1.D15]/[$Sheet1.E1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7]/[$Sheet1.F47]*[$Sheet1.D47]/[$Sheet1.E47]" office:value-type="float" office:value="0">
            <text:p>#DIV/0!</text:p>
          </table:table-cell>
          <table:table-cell table:style-name="ce19" table:formula="of:=[$Sheet1.C47]" office:value-type="float" office:value="0">
            <text:p>0</text:p>
          </table:table-cell>
          <table:table-cell table:style-name="ce6" table:formula="of:=[$Sheet1.I47]/[$Sheet1.H47]*[$Sheet1.D47]/[$Sheet1.E47]" office:value-type="float" office:value="0">
            <text:p>#DIV/0!</text:p>
          </table:table-cell>
          <table:table-cell table:style-name="ce19" table:formula="of:=[$Sheet1.K47]/[$Sheet1.J47]*[$Sheet1.D47]/[$Sheet1.E47]" office:value-type="float" office:value="0">
            <text:p>#DIV/0!</text:p>
          </table:table-cell>
          <table:table-cell table:style-name="ce20" table:formula="of:=[$Sheet1.M47]/[$Sheet1.L47]*[$Sheet1.D47]/[$Sheet1.E47]" office:value-type="float" office:value="0">
            <text:p>#DIV/0!</text:p>
          </table:table-cell>
          <table:table-cell table:style-name="ce20" table:formula="of:=[$Sheet1.O47]/[$Sheet1.N47]*[$Sheet1.D47]/[$Sheet1.E47]" office:value-type="float" office:value="0">
            <text:p>#DIV/0!</text:p>
          </table:table-cell>
          <table:table-cell table:style-name="ce21" table:formula="of:=[$Sheet1.Q47]/[$Sheet1.P47]*[$Sheet1.D47]/[$Sheet1.E47]" office:value-type="float" office:value="0">
            <text:p>#DIV/0!</text:p>
          </table:table-cell>
          <table:table-cell table:style-name="ce21" table:formula="of:=[$Sheet1.S47]/[$Sheet1.R47]*[$Sheet1.D47]/[$Sheet1.E4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4]+10" office:value-type="float" office:value="330">
            <text:p>330</text:p>
          </table:table-cell>
          <table:table-cell table:style-name="ce6" table:formula="of:=[$Sheet1.G16]/[$Sheet1.F16]*([$Sheet1.D16])/([$Sheet1.E16])" office:value-type="float" office:value="0.860447994987469">
            <text:p>0.860447995</text:p>
          </table:table-cell>
          <table:table-cell table:style-name="ce21" table:formula="of:=[$Sheet1.I16]/[$Sheet1.H16]*[$Sheet1.D16]/[$Sheet1.E16]" office:value-type="float" office:value="0.737285892245406">
            <text:p>0.7372858922</text:p>
          </table:table-cell>
          <table:table-cell table:style-name="ce20" table:formula="of:=[$Sheet1.K16]/[$Sheet1.J16]*[$Sheet1.D16]/[$Sheet1.E16]" office:value-type="float" office:value="0.752631578947368">
            <text:p>0.7526315789</text:p>
          </table:table-cell>
          <table:table-cell table:style-name="ce20" table:formula="of:=[$Sheet1.M16]/[$Sheet1.L16]*[$Sheet1.D16]/[$Sheet1.E16]" office:value-type="float" office:value="0.76241948153967">
            <text:p>0.7624194815</text:p>
          </table:table-cell>
          <table:table-cell table:style-name="ce21" table:formula="of:=[$Sheet1.O16]/[$Sheet1.N16]*[$Sheet1.D16]/[$Sheet1.E16]" office:value-type="float" office:value="0.693011345729594">
            <text:p>0.6930113457</text:p>
          </table:table-cell>
          <table:table-cell table:style-name="ce21" table:formula="of:=[$Sheet1.Q16]/[$Sheet1.P16]*[$Sheet1.D16]/[$Sheet1.E16]" office:value-type="float" office:value="0">
            <text:p>#DIV/0!</text:p>
          </table:table-cell>
          <table:table-cell table:style-name="ce21" table:formula="of:=[$Sheet1.S16]/[$Sheet1.R16]*[$Sheet1.D16]/[$Sheet1.E1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8]/[$Sheet1.F48]*[$Sheet1.D48]/[$Sheet1.E48]" office:value-type="float" office:value="0">
            <text:p>#DIV/0!</text:p>
          </table:table-cell>
          <table:table-cell table:style-name="ce19" table:formula="of:=[$Sheet1.C48]" office:value-type="float" office:value="0">
            <text:p>0</text:p>
          </table:table-cell>
          <table:table-cell table:style-name="ce6" table:formula="of:=[$Sheet1.I48]/[$Sheet1.H48]*[$Sheet1.D48]/[$Sheet1.E48]" office:value-type="float" office:value="0">
            <text:p>#DIV/0!</text:p>
          </table:table-cell>
          <table:table-cell table:style-name="ce19" table:formula="of:=[$Sheet1.K48]/[$Sheet1.J48]*[$Sheet1.D48]/[$Sheet1.E48]" office:value-type="float" office:value="0">
            <text:p>#DIV/0!</text:p>
          </table:table-cell>
          <table:table-cell table:style-name="ce20" table:formula="of:=[$Sheet1.M48]/[$Sheet1.L48]*[$Sheet1.D48]/[$Sheet1.E48]" office:value-type="float" office:value="0">
            <text:p>#DIV/0!</text:p>
          </table:table-cell>
          <table:table-cell table:style-name="ce20" table:formula="of:=[$Sheet1.O48]/[$Sheet1.N48]*[$Sheet1.D48]/[$Sheet1.E48]" office:value-type="float" office:value="0">
            <text:p>#DIV/0!</text:p>
          </table:table-cell>
          <table:table-cell table:style-name="ce21" table:formula="of:=[$Sheet1.Q48]/[$Sheet1.P48]*[$Sheet1.D48]/[$Sheet1.E48]" office:value-type="float" office:value="0">
            <text:p>#DIV/0!</text:p>
          </table:table-cell>
          <table:table-cell table:style-name="ce21" table:formula="of:=[$Sheet1.S48]/[$Sheet1.R48]*[$Sheet1.D48]/[$Sheet1.E4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5]+10" office:value-type="float" office:value="340">
            <text:p>340</text:p>
          </table:table-cell>
          <table:table-cell table:style-name="ce6" table:formula="of:=[$Sheet1.G17]/[$Sheet1.F17]*([$Sheet1.D17])/([$Sheet1.E17])" office:value-type="float" office:value="0.834951242112695">
            <text:p>0.8349512421</text:p>
          </table:table-cell>
          <table:table-cell table:style-name="ce21" table:formula="of:=[$Sheet1.I17]/[$Sheet1.H17]*[$Sheet1.D17]/[$Sheet1.E17]" office:value-type="float" office:value="0.739994285588694">
            <text:p>0.7399942856</text:p>
          </table:table-cell>
          <table:table-cell table:style-name="ce20" table:formula="of:=[$Sheet1.K17]/[$Sheet1.J17]*[$Sheet1.D17]/[$Sheet1.E17]" office:value-type="float" office:value="0.777545575811472">
            <text:p>0.7775455758</text:p>
          </table:table-cell>
          <table:table-cell table:style-name="ce20" table:formula="of:=[$Sheet1.M17]/[$Sheet1.L17]*[$Sheet1.D17]/[$Sheet1.E17]" office:value-type="float" office:value="0.774644286349489">
            <text:p>0.7746442863</text:p>
          </table:table-cell>
          <table:table-cell table:style-name="ce21" table:formula="of:=[$Sheet1.O17]/[$Sheet1.N17]*[$Sheet1.D17]/[$Sheet1.E17]" office:value-type="float" office:value="0.728122837949428">
            <text:p>0.7281228379</text:p>
          </table:table-cell>
          <table:table-cell table:style-name="ce21" table:formula="of:=[$Sheet1.Q17]/[$Sheet1.P17]*[$Sheet1.D17]/[$Sheet1.E17]" office:value-type="float" office:value="0">
            <text:p>#DIV/0!</text:p>
          </table:table-cell>
          <table:table-cell table:style-name="ce21" table:formula="of:=[$Sheet1.S17]/[$Sheet1.R17]*[$Sheet1.D17]/[$Sheet1.E17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49]/[$Sheet1.F49]*[$Sheet1.D49]/[$Sheet1.E49]" office:value-type="float" office:value="0">
            <text:p>#DIV/0!</text:p>
          </table:table-cell>
          <table:table-cell table:style-name="ce19" table:formula="of:=[$Sheet1.C49]" office:value-type="float" office:value="0">
            <text:p>0</text:p>
          </table:table-cell>
          <table:table-cell table:style-name="ce6" table:formula="of:=[$Sheet1.I49]/[$Sheet1.H49]*[$Sheet1.D49]/[$Sheet1.E49]" office:value-type="float" office:value="0">
            <text:p>#DIV/0!</text:p>
          </table:table-cell>
          <table:table-cell table:style-name="ce19" table:formula="of:=[$Sheet1.K49]/[$Sheet1.J49]*[$Sheet1.D49]/[$Sheet1.E49]" office:value-type="float" office:value="0">
            <text:p>#DIV/0!</text:p>
          </table:table-cell>
          <table:table-cell table:style-name="ce20" table:formula="of:=[$Sheet1.M49]/[$Sheet1.L49]*[$Sheet1.D49]/[$Sheet1.E49]" office:value-type="float" office:value="0">
            <text:p>#DIV/0!</text:p>
          </table:table-cell>
          <table:table-cell table:style-name="ce20" table:formula="of:=[$Sheet1.O49]/[$Sheet1.N49]*[$Sheet1.D49]/[$Sheet1.E49]" office:value-type="float" office:value="0">
            <text:p>#DIV/0!</text:p>
          </table:table-cell>
          <table:table-cell table:style-name="ce21" table:formula="of:=[$Sheet1.Q49]/[$Sheet1.P49]*[$Sheet1.D49]/[$Sheet1.E49]" office:value-type="float" office:value="0">
            <text:p>#DIV/0!</text:p>
          </table:table-cell>
          <table:table-cell table:style-name="ce21" table:formula="of:=[$Sheet1.S49]/[$Sheet1.R49]*[$Sheet1.D49]/[$Sheet1.E4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6]+10" office:value-type="float" office:value="350">
            <text:p>350</text:p>
          </table:table-cell>
          <table:table-cell table:style-name="ce6" table:formula="of:=[$Sheet1.G18]/[$Sheet1.F18]*([$Sheet1.D18])/([$Sheet1.E18])" office:value-type="float" office:value="0.827242524916943">
            <text:p>0.8272425249</text:p>
          </table:table-cell>
          <table:table-cell table:style-name="ce21" table:formula="of:=[$Sheet1.I18]/[$Sheet1.H18]*[$Sheet1.D18]/[$Sheet1.E18]" office:value-type="float" office:value="0.740483628369779">
            <text:p>0.7404836284</text:p>
          </table:table-cell>
          <table:table-cell table:style-name="ce20" table:formula="of:=[$Sheet1.K18]/[$Sheet1.J18]*[$Sheet1.D18]/[$Sheet1.E18]" office:value-type="float" office:value="0.790069585626684">
            <text:p>0.7900695856</text:p>
          </table:table-cell>
          <table:table-cell table:style-name="ce20" table:formula="of:=[$Sheet1.M18]/[$Sheet1.L18]*[$Sheet1.D18]/[$Sheet1.E18]" office:value-type="float" office:value="0.795328702305446">
            <text:p>0.7953287023</text:p>
          </table:table-cell>
          <table:table-cell table:style-name="ce21" table:formula="of:=[$Sheet1.O18]/[$Sheet1.N18]*[$Sheet1.D18]/[$Sheet1.E18]" office:value-type="float" office:value="0.754152823920266">
            <text:p>0.7541528239</text:p>
          </table:table-cell>
          <table:table-cell table:style-name="ce21" table:formula="of:=[$Sheet1.Q18]/[$Sheet1.P18]*[$Sheet1.D18]/[$Sheet1.E18]" office:value-type="float" office:value="0">
            <text:p>#DIV/0!</text:p>
          </table:table-cell>
          <table:table-cell table:style-name="ce21" table:formula="of:=[$Sheet1.S18]/[$Sheet1.R18]*[$Sheet1.D18]/[$Sheet1.E18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50]/[$Sheet1.F50]*[$Sheet1.D50]/[$Sheet1.E50]" office:value-type="float" office:value="0">
            <text:p>#DIV/0!</text:p>
          </table:table-cell>
          <table:table-cell table:style-name="ce19" table:formula="of:=[$Sheet1.C50]" office:value-type="float" office:value="0">
            <text:p>0</text:p>
          </table:table-cell>
          <table:table-cell table:style-name="ce6" table:formula="of:=[$Sheet1.I50]/[$Sheet1.H50]*[$Sheet1.D50]/[$Sheet1.E50]" office:value-type="float" office:value="0">
            <text:p>#DIV/0!</text:p>
          </table:table-cell>
          <table:table-cell table:style-name="ce19" table:formula="of:=[$Sheet1.K50]/[$Sheet1.J50]*[$Sheet1.D50]/[$Sheet1.E50]" office:value-type="float" office:value="0">
            <text:p>#DIV/0!</text:p>
          </table:table-cell>
          <table:table-cell table:style-name="ce20" table:formula="of:=[$Sheet1.M50]/[$Sheet1.L50]*[$Sheet1.D50]/[$Sheet1.E50]" office:value-type="float" office:value="0">
            <text:p>#DIV/0!</text:p>
          </table:table-cell>
          <table:table-cell table:style-name="ce20" table:formula="of:=[$Sheet1.O50]/[$Sheet1.N50]*[$Sheet1.D50]/[$Sheet1.E50]" office:value-type="float" office:value="0">
            <text:p>#DIV/0!</text:p>
          </table:table-cell>
          <table:table-cell table:style-name="ce21" table:formula="of:=[$Sheet1.Q50]/[$Sheet1.P50]*[$Sheet1.D50]/[$Sheet1.E50]" office:value-type="float" office:value="0">
            <text:p>#DIV/0!</text:p>
          </table:table-cell>
          <table:table-cell table:style-name="ce21" table:formula="of:=[$Sheet1.S50]/[$Sheet1.R50]*[$Sheet1.D50]/[$Sheet1.E5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7]+10" office:value-type="float" office:value="360">
            <text:p>360</text:p>
          </table:table-cell>
          <table:table-cell table:style-name="ce6" table:formula="of:=[$Sheet1.G19]/[$Sheet1.F19]*([$Sheet1.D19])/([$Sheet1.E19])" office:value-type="float" office:value="0.826446280991735">
            <text:p>0.826446281</text:p>
          </table:table-cell>
          <table:table-cell table:style-name="ce21" table:formula="of:=[$Sheet1.I19]/[$Sheet1.H19]*[$Sheet1.D19]/[$Sheet1.E19]" office:value-type="float" office:value="0.730195525095747">
            <text:p>0.7301955251</text:p>
          </table:table-cell>
          <table:table-cell table:style-name="ce20" table:formula="of:=[$Sheet1.K19]/[$Sheet1.J19]*[$Sheet1.D19]/[$Sheet1.E19]" office:value-type="float" office:value="0.792597694112846">
            <text:p>0.7925976941</text:p>
          </table:table-cell>
          <table:table-cell table:style-name="ce20" table:formula="of:=[$Sheet1.M19]/[$Sheet1.L19]*[$Sheet1.D19]/[$Sheet1.E19]" office:value-type="float" office:value="0.789256198347107">
            <text:p>0.7892561983</text:p>
          </table:table-cell>
          <table:table-cell table:style-name="ce21" table:formula="of:=[$Sheet1.O19]/[$Sheet1.N19]*[$Sheet1.D19]/[$Sheet1.E19]" office:value-type="float" office:value="0.772727272727273">
            <text:p>0.7727272727</text:p>
          </table:table-cell>
          <table:table-cell table:style-name="ce21" table:formula="of:=[$Sheet1.Q19]/[$Sheet1.P19]*[$Sheet1.D19]/[$Sheet1.E19]" office:value-type="float" office:value="0">
            <text:p>#DIV/0!</text:p>
          </table:table-cell>
          <table:table-cell table:style-name="ce21" table:formula="of:=[$Sheet1.S19]/[$Sheet1.R19]*[$Sheet1.D19]/[$Sheet1.E19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51]/[$Sheet1.F51]*[$Sheet1.D51]/[$Sheet1.E51]" office:value-type="float" office:value="0">
            <text:p>#DIV/0!</text:p>
          </table:table-cell>
          <table:table-cell table:style-name="ce19" table:formula="of:=[$Sheet1.C51]" office:value-type="float" office:value="0">
            <text:p>0</text:p>
          </table:table-cell>
          <table:table-cell table:style-name="ce6" table:formula="of:=[$Sheet1.I51]/[$Sheet1.H51]*[$Sheet1.D51]/[$Sheet1.E51]" office:value-type="float" office:value="0">
            <text:p>#DIV/0!</text:p>
          </table:table-cell>
          <table:table-cell table:style-name="ce19" table:formula="of:=[$Sheet1.K51]/[$Sheet1.J51]*[$Sheet1.D51]/[$Sheet1.E51]" office:value-type="float" office:value="0">
            <text:p>#DIV/0!</text:p>
          </table:table-cell>
          <table:table-cell table:style-name="ce20" table:formula="of:=[$Sheet1.M51]/[$Sheet1.L51]*[$Sheet1.D51]/[$Sheet1.E51]" office:value-type="float" office:value="0">
            <text:p>#DIV/0!</text:p>
          </table:table-cell>
          <table:table-cell table:style-name="ce20" table:formula="of:=[$Sheet1.O51]/[$Sheet1.N51]*[$Sheet1.D51]/[$Sheet1.E51]" office:value-type="float" office:value="0">
            <text:p>#DIV/0!</text:p>
          </table:table-cell>
          <table:table-cell table:style-name="ce21" table:formula="of:=[$Sheet1.Q51]/[$Sheet1.P51]*[$Sheet1.D51]/[$Sheet1.E51]" office:value-type="float" office:value="0">
            <text:p>#DIV/0!</text:p>
          </table:table-cell>
          <table:table-cell table:style-name="ce21" table:formula="of:=[$Sheet1.S51]/[$Sheet1.R51]*[$Sheet1.D51]/[$Sheet1.E5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8]+10" office:value-type="float" office:value="370">
            <text:p>370</text:p>
          </table:table-cell>
          <table:table-cell table:style-name="ce6" table:formula="of:=[$Sheet1.G20]/[$Sheet1.F20]*([$Sheet1.D20])/([$Sheet1.E20])" office:value-type="float" office:value="0.828572392162153">
            <text:p>0.8285723922</text:p>
          </table:table-cell>
          <table:table-cell table:style-name="ce21" table:formula="of:=[$Sheet1.I20]/[$Sheet1.H20]*[$Sheet1.D20]/[$Sheet1.E20]" office:value-type="float" office:value="0.73872719301204">
            <text:p>0.738727193</text:p>
          </table:table-cell>
          <table:table-cell table:style-name="ce20" table:formula="of:=[$Sheet1.K20]/[$Sheet1.J20]*[$Sheet1.D20]/[$Sheet1.E20]" office:value-type="float" office:value="0.808606792351017">
            <text:p>0.8086067924</text:p>
          </table:table-cell>
          <table:table-cell table:style-name="ce20" table:formula="of:=[$Sheet1.M20]/[$Sheet1.L20]*[$Sheet1.D20]/[$Sheet1.E20]" office:value-type="float" office:value="0.804846148550974">
            <text:p>0.8048461486</text:p>
          </table:table-cell>
          <table:table-cell table:style-name="ce21" table:formula="of:=[$Sheet1.O20]/[$Sheet1.N20]*[$Sheet1.D20]/[$Sheet1.E20]" office:value-type="float" office:value="0.788944723618091">
            <text:p>0.7889447236</text:p>
          </table:table-cell>
          <table:table-cell table:style-name="ce21" table:formula="of:=[$Sheet1.Q20]/[$Sheet1.P20]*[$Sheet1.D20]/[$Sheet1.E20]" office:value-type="float" office:value="0">
            <text:p>#DIV/0!</text:p>
          </table:table-cell>
          <table:table-cell table:style-name="ce21" table:formula="of:=[$Sheet1.S20]/[$Sheet1.R20]*[$Sheet1.D20]/[$Sheet1.E20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52]/[$Sheet1.F52]*[$Sheet1.D52]/[$Sheet1.E52]" office:value-type="float" office:value="0">
            <text:p>#DIV/0!</text:p>
          </table:table-cell>
          <table:table-cell table:style-name="ce19" table:formula="of:=[$Sheet1.C52]" office:value-type="float" office:value="0">
            <text:p>0</text:p>
          </table:table-cell>
          <table:table-cell table:style-name="ce6" table:formula="of:=[$Sheet1.I52]/[$Sheet1.H52]*[$Sheet1.D52]/[$Sheet1.E52]" office:value-type="float" office:value="0">
            <text:p>#DIV/0!</text:p>
          </table:table-cell>
          <table:table-cell table:style-name="ce19" table:formula="of:=[$Sheet1.K52]/[$Sheet1.J52]*[$Sheet1.D52]/[$Sheet1.E52]" office:value-type="float" office:value="0">
            <text:p>#DIV/0!</text:p>
          </table:table-cell>
          <table:table-cell table:style-name="ce20" table:formula="of:=[$Sheet1.M52]/[$Sheet1.L52]*[$Sheet1.D52]/[$Sheet1.E52]" office:value-type="float" office:value="0">
            <text:p>#DIV/0!</text:p>
          </table:table-cell>
          <table:table-cell table:style-name="ce20" table:formula="of:=[$Sheet1.O52]/[$Sheet1.N52]*[$Sheet1.D52]/[$Sheet1.E52]" office:value-type="float" office:value="0">
            <text:p>#DIV/0!</text:p>
          </table:table-cell>
          <table:table-cell table:style-name="ce21" table:formula="of:=[$Sheet1.Q52]/[$Sheet1.P52]*[$Sheet1.D52]/[$Sheet1.E52]" office:value-type="float" office:value="0">
            <text:p>#DIV/0!</text:p>
          </table:table-cell>
          <table:table-cell table:style-name="ce21" table:formula="of:=[$Sheet1.S52]/[$Sheet1.R52]*[$Sheet1.D52]/[$Sheet1.E5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9]+10" office:value-type="float" office:value="380">
            <text:p>380</text:p>
          </table:table-cell>
          <table:table-cell table:style-name="ce6" table:formula="of:=[$Sheet1.G21]/[$Sheet1.F21]*([$Sheet1.D21])/([$Sheet1.E21])" office:value-type="float" office:value="0.848167539267016">
            <text:p>0.8481675393</text:p>
          </table:table-cell>
          <table:table-cell table:style-name="ce21" table:formula="of:=[$Sheet1.I21]/[$Sheet1.H21]*[$Sheet1.D21]/[$Sheet1.E21]" office:value-type="float" office:value="0.74869109947644">
            <text:p>0.7486910995</text:p>
          </table:table-cell>
          <table:table-cell table:style-name="ce20" table:formula="of:=[$Sheet1.K21]/[$Sheet1.J21]*[$Sheet1.D21]/[$Sheet1.E21]" office:value-type="float" office:value="0.81151832460733">
            <text:p>0.8115183246</text:p>
          </table:table-cell>
          <table:table-cell table:style-name="ce20" table:formula="of:=[$Sheet1.M21]/[$Sheet1.L21]*[$Sheet1.D21]/[$Sheet1.E21]" office:value-type="float" office:value="0.800583206309232">
            <text:p>0.8005832063</text:p>
          </table:table-cell>
          <table:table-cell table:style-name="ce21" table:formula="of:=[$Sheet1.O21]/[$Sheet1.N21]*[$Sheet1.D21]/[$Sheet1.E21]" office:value-type="float" office:value="0.811186957386175">
            <text:p>0.8111869574</text:p>
          </table:table-cell>
          <table:table-cell table:style-name="ce21" table:formula="of:=[$Sheet1.Q21]/[$Sheet1.P21]*[$Sheet1.D21]/[$Sheet1.E21]" office:value-type="float" office:value="0">
            <text:p>#DIV/0!</text:p>
          </table:table-cell>
          <table:table-cell table:style-name="ce21" table:formula="of:=[$Sheet1.S21]/[$Sheet1.R21]*[$Sheet1.D21]/[$Sheet1.E2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53]/[$Sheet1.F53]*[$Sheet1.D53]/[$Sheet1.E53]" office:value-type="float" office:value="0">
            <text:p>#DIV/0!</text:p>
          </table:table-cell>
          <table:table-cell table:style-name="ce19" table:formula="of:=[$Sheet1.C53]" office:value-type="float" office:value="0">
            <text:p>0</text:p>
          </table:table-cell>
          <table:table-cell table:style-name="ce6" table:formula="of:=[$Sheet1.I53]/[$Sheet1.H53]*[$Sheet1.D53]/[$Sheet1.E53]" office:value-type="float" office:value="0">
            <text:p>#DIV/0!</text:p>
          </table:table-cell>
          <table:table-cell table:style-name="ce19" table:formula="of:=[$Sheet1.K53]/[$Sheet1.J53]*[$Sheet1.D53]/[$Sheet1.E53]" office:value-type="float" office:value="0">
            <text:p>#DIV/0!</text:p>
          </table:table-cell>
          <table:table-cell table:style-name="ce20" table:formula="of:=[$Sheet1.M53]/[$Sheet1.L53]*[$Sheet1.D53]/[$Sheet1.E53]" office:value-type="float" office:value="0">
            <text:p>#DIV/0!</text:p>
          </table:table-cell>
          <table:table-cell table:style-name="ce20" table:formula="of:=[$Sheet1.O53]/[$Sheet1.N53]*[$Sheet1.D53]/[$Sheet1.E53]" office:value-type="float" office:value="0">
            <text:p>#DIV/0!</text:p>
          </table:table-cell>
          <table:table-cell table:style-name="ce21" table:formula="of:=[$Sheet1.Q53]/[$Sheet1.P53]*[$Sheet1.D53]/[$Sheet1.E53]" office:value-type="float" office:value="0">
            <text:p>#DIV/0!</text:p>
          </table:table-cell>
          <table:table-cell table:style-name="ce21" table:formula="of:=[$Sheet1.S53]/[$Sheet1.R53]*[$Sheet1.D53]/[$Sheet1.E5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0]+10" office:value-type="float" office:value="390">
            <text:p>390</text:p>
          </table:table-cell>
          <table:table-cell table:style-name="ce6" table:formula="of:=[$Sheet1.G22]/[$Sheet1.F22]*([$Sheet1.D22])/([$Sheet1.E22])" office:value-type="float" office:value="0.884875600174596">
            <text:p>0.8848756002</text:p>
          </table:table-cell>
          <table:table-cell table:style-name="ce21" table:formula="of:=[$Sheet1.I22]/[$Sheet1.H22]*[$Sheet1.D22]/[$Sheet1.E22]" office:value-type="float" office:value="0.74919683015635">
            <text:p>0.7491968302</text:p>
          </table:table-cell>
          <table:table-cell table:style-name="ce20" table:formula="of:=[$Sheet1.K22]/[$Sheet1.J22]*[$Sheet1.D22]/[$Sheet1.E22]" office:value-type="float" office:value="0.810991379310345">
            <text:p>0.8109913793</text:p>
          </table:table-cell>
          <table:table-cell table:style-name="ce20" table:formula="of:=[$Sheet1.M22]/[$Sheet1.L22]*[$Sheet1.D22]/[$Sheet1.E22]" office:value-type="float" office:value="0.793103448275862">
            <text:p>0.7931034483</text:p>
          </table:table-cell>
          <table:table-cell table:style-name="ce21" table:formula="of:=[$Sheet1.O22]/[$Sheet1.N22]*[$Sheet1.D22]/[$Sheet1.E22]" office:value-type="float" office:value="0.821257092972501">
            <text:p>0.821257093</text:p>
          </table:table-cell>
          <table:table-cell table:style-name="ce21" table:formula="of:=[$Sheet1.Q22]/[$Sheet1.P22]*[$Sheet1.D22]/[$Sheet1.E22]" office:value-type="float" office:value="0">
            <text:p>#DIV/0!</text:p>
          </table:table-cell>
          <table:table-cell table:style-name="ce21" table:formula="of:=[$Sheet1.S22]/[$Sheet1.R22]*[$Sheet1.D22]/[$Sheet1.E22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54]/[$Sheet1.F54]*[$Sheet1.D54]/[$Sheet1.E54]" office:value-type="float" office:value="0">
            <text:p>#DIV/0!</text:p>
          </table:table-cell>
          <table:table-cell table:style-name="ce19" table:formula="of:=[$Sheet1.C54]" office:value-type="float" office:value="0">
            <text:p>0</text:p>
          </table:table-cell>
          <table:table-cell table:style-name="ce6" table:formula="of:=[$Sheet1.I54]/[$Sheet1.H54]*[$Sheet1.D54]/[$Sheet1.E54]" office:value-type="float" office:value="0">
            <text:p>#DIV/0!</text:p>
          </table:table-cell>
          <table:table-cell table:style-name="ce19" table:formula="of:=[$Sheet1.K54]/[$Sheet1.J54]*[$Sheet1.D54]/[$Sheet1.E54]" office:value-type="float" office:value="0">
            <text:p>#DIV/0!</text:p>
          </table:table-cell>
          <table:table-cell table:style-name="ce20" table:formula="of:=[$Sheet1.M54]/[$Sheet1.L54]*[$Sheet1.D54]/[$Sheet1.E54]" office:value-type="float" office:value="0">
            <text:p>#DIV/0!</text:p>
          </table:table-cell>
          <table:table-cell table:style-name="ce20" table:formula="of:=[$Sheet1.O54]/[$Sheet1.N54]*[$Sheet1.D54]/[$Sheet1.E54]" office:value-type="float" office:value="0">
            <text:p>#DIV/0!</text:p>
          </table:table-cell>
          <table:table-cell table:style-name="ce21" table:formula="of:=[$Sheet1.Q54]/[$Sheet1.P54]*[$Sheet1.D54]/[$Sheet1.E54]" office:value-type="float" office:value="0">
            <text:p>#DIV/0!</text:p>
          </table:table-cell>
          <table:table-cell table:style-name="ce21" table:formula="of:=[$Sheet1.S54]/[$Sheet1.R54]*[$Sheet1.D54]/[$Sheet1.E5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1]+10" office:value-type="float" office:value="400">
            <text:p>400</text:p>
          </table:table-cell>
          <table:table-cell table:style-name="ce6" table:formula="of:=[$Sheet1.G23]/[$Sheet1.F23]*([$Sheet1.D23])/([$Sheet1.E23])" office:value-type="float" office:value="0.87755620936399">
            <text:p>0.8775562094</text:p>
          </table:table-cell>
          <table:table-cell table:style-name="ce21" table:formula="of:=[$Sheet1.I23]/[$Sheet1.H23]*[$Sheet1.D23]/[$Sheet1.E23]" office:value-type="float" office:value="0.751982205001256">
            <text:p>0.751982205</text:p>
          </table:table-cell>
          <table:table-cell table:style-name="ce20" table:formula="of:=[$Sheet1.K23]/[$Sheet1.J23]*[$Sheet1.D23]/[$Sheet1.E23]" office:value-type="float" office:value="0.812865497076023">
            <text:p>0.8128654971</text:p>
          </table:table-cell>
          <table:table-cell table:style-name="ce20" table:formula="of:=[$Sheet1.M23]/[$Sheet1.L23]*[$Sheet1.D23]/[$Sheet1.E23]" office:value-type="float" office:value="0.78457012095456">
            <text:p>0.784570121</text:p>
          </table:table-cell>
          <table:table-cell table:style-name="ce21" table:formula="of:=[$Sheet1.O23]/[$Sheet1.N23]*[$Sheet1.D23]/[$Sheet1.E23]" office:value-type="float" office:value="0.813628273582507">
            <text:p>0.8136282736</text:p>
          </table:table-cell>
          <table:table-cell table:style-name="ce21" table:formula="of:=[$Sheet1.Q23]/[$Sheet1.P23]*[$Sheet1.D23]/[$Sheet1.E23]" office:value-type="float" office:value="0">
            <text:p>#DIV/0!</text:p>
          </table:table-cell>
          <table:table-cell table:style-name="ce21" table:formula="of:=[$Sheet1.S23]/[$Sheet1.R23]*[$Sheet1.D23]/[$Sheet1.E2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style-name="ce19" table:formula="of:=[$Sheet1.G55]/[$Sheet1.F55]*[$Sheet1.D55]/[$Sheet1.E55]" office:value-type="float" office:value="0">
            <text:p>#DIV/0!</text:p>
          </table:table-cell>
          <table:table-cell table:style-name="ce19" table:formula="of:=[$Sheet1.C55]" office:value-type="float" office:value="0">
            <text:p>0</text:p>
          </table:table-cell>
          <table:table-cell table:style-name="ce6" table:formula="of:=[$Sheet1.I55]/[$Sheet1.H55]*[$Sheet1.D55]/[$Sheet1.E55]" office:value-type="float" office:value="0">
            <text:p>#DIV/0!</text:p>
          </table:table-cell>
          <table:table-cell table:style-name="ce19" table:formula="of:=[$Sheet1.K55]/[$Sheet1.J55]*[$Sheet1.D55]/[$Sheet1.E55]" office:value-type="float" office:value="0">
            <text:p>#DIV/0!</text:p>
          </table:table-cell>
          <table:table-cell table:style-name="ce20" table:formula="of:=[$Sheet1.M55]/[$Sheet1.L55]*[$Sheet1.D55]/[$Sheet1.E55]" office:value-type="float" office:value="0">
            <text:p>#DIV/0!</text:p>
          </table:table-cell>
          <table:table-cell table:style-name="ce20" table:formula="of:=[$Sheet1.O55]/[$Sheet1.N55]*[$Sheet1.D55]/[$Sheet1.E55]" office:value-type="float" office:value="0">
            <text:p>#DIV/0!</text:p>
          </table:table-cell>
          <table:table-cell table:style-name="ce21" table:formula="of:=[$Sheet1.Q55]/[$Sheet1.P55]*[$Sheet1.D55]/[$Sheet1.E55]" office:value-type="float" office:value="0">
            <text:p>#DIV/0!</text:p>
          </table:table-cell>
          <table:table-cell table:style-name="ce21" table:formula="of:=[$Sheet1.S55]/[$Sheet1.R55]*[$Sheet1.D55]/[$Sheet1.E55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6]/[$Sheet1.F56]*[$Sheet1.D56]/[$Sheet1.E56]" office:value-type="float" office:value="0">
            <text:p>#DIV/0!</text:p>
          </table:table-cell>
          <table:table-cell table:style-name="ce19" table:formula="of:=[$Sheet1.C56]" office:value-type="float" office:value="0">
            <text:p>0</text:p>
          </table:table-cell>
          <table:table-cell table:style-name="ce6" table:formula="of:=[$Sheet1.I56]/[$Sheet1.H56]*[$Sheet1.D56]/[$Sheet1.E56]" office:value-type="float" office:value="0">
            <text:p>#DIV/0!</text:p>
          </table:table-cell>
          <table:table-cell table:style-name="ce19" table:formula="of:=[$Sheet1.K56]/[$Sheet1.J56]*[$Sheet1.D56]/[$Sheet1.E56]" office:value-type="float" office:value="0">
            <text:p>#DIV/0!</text:p>
          </table:table-cell>
          <table:table-cell table:style-name="ce20" table:formula="of:=[$Sheet1.M56]/[$Sheet1.L56]*[$Sheet1.D56]/[$Sheet1.E56]" office:value-type="float" office:value="0">
            <text:p>#DIV/0!</text:p>
          </table:table-cell>
          <table:table-cell table:style-name="ce20" table:formula="of:=[$Sheet1.O56]/[$Sheet1.N56]*[$Sheet1.D56]/[$Sheet1.E56]" office:value-type="float" office:value="0">
            <text:p>#DIV/0!</text:p>
          </table:table-cell>
          <table:table-cell table:style-name="ce21" table:formula="of:=[$Sheet1.Q56]/[$Sheet1.P56]*[$Sheet1.D56]/[$Sheet1.E56]" office:value-type="float" office:value="0">
            <text:p>#DIV/0!</text:p>
          </table:table-cell>
          <table:table-cell table:style-name="ce21" table:formula="of:=[$Sheet1.S56]/[$Sheet1.R56]*[$Sheet1.D56]/[$Sheet1.E56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7]/[$Sheet1.F57]*[$Sheet1.D57]/[$Sheet1.E57]" office:value-type="float" office:value="0">
            <text:p>#DIV/0!</text:p>
          </table:table-cell>
          <table:table-cell table:style-name="ce19" table:formula="of:=[$Sheet1.C57]" office:value-type="float" office:value="0">
            <text:p>0</text:p>
          </table:table-cell>
          <table:table-cell table:style-name="ce6" table:formula="of:=[$Sheet1.I57]/[$Sheet1.H57]*[$Sheet1.D57]/[$Sheet1.E57]" office:value-type="float" office:value="0">
            <text:p>#DIV/0!</text:p>
          </table:table-cell>
          <table:table-cell table:style-name="ce19" table:formula="of:=[$Sheet1.K57]/[$Sheet1.J57]*[$Sheet1.D57]/[$Sheet1.E57]" office:value-type="float" office:value="0">
            <text:p>#DIV/0!</text:p>
          </table:table-cell>
          <table:table-cell table:style-name="ce20" table:formula="of:=[$Sheet1.M57]/[$Sheet1.L57]*[$Sheet1.D57]/[$Sheet1.E57]" office:value-type="float" office:value="0">
            <text:p>#DIV/0!</text:p>
          </table:table-cell>
          <table:table-cell table:style-name="ce20" table:formula="of:=[$Sheet1.O57]/[$Sheet1.N57]*[$Sheet1.D57]/[$Sheet1.E57]" office:value-type="float" office:value="0">
            <text:p>#DIV/0!</text:p>
          </table:table-cell>
          <table:table-cell table:style-name="ce21" table:formula="of:=[$Sheet1.Q57]/[$Sheet1.P57]*[$Sheet1.D57]/[$Sheet1.E57]" office:value-type="float" office:value="0">
            <text:p>#DIV/0!</text:p>
          </table:table-cell>
          <table:table-cell table:style-name="ce21" table:formula="of:=[$Sheet1.S57]/[$Sheet1.R57]*[$Sheet1.D57]/[$Sheet1.E57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8]/[$Sheet1.F58]*[$Sheet1.D58]/[$Sheet1.E58]" office:value-type="float" office:value="0">
            <text:p>#DIV/0!</text:p>
          </table:table-cell>
          <table:table-cell table:style-name="ce19" table:formula="of:=[$Sheet1.C58]" office:value-type="float" office:value="0">
            <text:p>0</text:p>
          </table:table-cell>
          <table:table-cell table:style-name="ce6" table:formula="of:=[$Sheet1.I58]/[$Sheet1.H58]*[$Sheet1.D58]/[$Sheet1.E58]" office:value-type="float" office:value="0">
            <text:p>#DIV/0!</text:p>
          </table:table-cell>
          <table:table-cell table:style-name="ce19" table:formula="of:=[$Sheet1.K58]/[$Sheet1.J58]*[$Sheet1.D58]/[$Sheet1.E58]" office:value-type="float" office:value="0">
            <text:p>#DIV/0!</text:p>
          </table:table-cell>
          <table:table-cell table:style-name="ce20" table:formula="of:=[$Sheet1.M58]/[$Sheet1.L58]*[$Sheet1.D58]/[$Sheet1.E58]" office:value-type="float" office:value="0">
            <text:p>#DIV/0!</text:p>
          </table:table-cell>
          <table:table-cell table:style-name="ce20" table:formula="of:=[$Sheet1.O58]/[$Sheet1.N58]*[$Sheet1.D58]/[$Sheet1.E58]" office:value-type="float" office:value="0">
            <text:p>#DIV/0!</text:p>
          </table:table-cell>
          <table:table-cell table:style-name="ce21" table:formula="of:=[$Sheet1.Q58]/[$Sheet1.P58]*[$Sheet1.D58]/[$Sheet1.E58]" office:value-type="float" office:value="0">
            <text:p>#DIV/0!</text:p>
          </table:table-cell>
          <table:table-cell table:style-name="ce21" table:formula="of:=[$Sheet1.S58]/[$Sheet1.R58]*[$Sheet1.D58]/[$Sheet1.E58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9]/[$Sheet1.F59]*[$Sheet1.D59]/[$Sheet1.E59]" office:value-type="float" office:value="0">
            <text:p>#DIV/0!</text:p>
          </table:table-cell>
          <table:table-cell table:style-name="ce19" table:formula="of:=[$Sheet1.C59]" office:value-type="float" office:value="0">
            <text:p>0</text:p>
          </table:table-cell>
          <table:table-cell table:style-name="ce6" table:formula="of:=[$Sheet1.I59]/[$Sheet1.H59]*[$Sheet1.D59]/[$Sheet1.E59]" office:value-type="float" office:value="0">
            <text:p>#DIV/0!</text:p>
          </table:table-cell>
          <table:table-cell table:style-name="ce19" table:formula="of:=[$Sheet1.K59]/[$Sheet1.J59]*[$Sheet1.D59]/[$Sheet1.E59]" office:value-type="float" office:value="0">
            <text:p>#DIV/0!</text:p>
          </table:table-cell>
          <table:table-cell table:style-name="ce20" table:formula="of:=[$Sheet1.M59]/[$Sheet1.L59]*[$Sheet1.D59]/[$Sheet1.E59]" office:value-type="float" office:value="0">
            <text:p>#DIV/0!</text:p>
          </table:table-cell>
          <table:table-cell table:style-name="ce20" table:formula="of:=[$Sheet1.O59]/[$Sheet1.N59]*[$Sheet1.D59]/[$Sheet1.E59]" office:value-type="float" office:value="0">
            <text:p>#DIV/0!</text:p>
          </table:table-cell>
          <table:table-cell table:style-name="ce21" table:formula="of:=[$Sheet1.Q59]/[$Sheet1.P59]*[$Sheet1.D59]/[$Sheet1.E59]" office:value-type="float" office:value="0">
            <text:p>#DIV/0!</text:p>
          </table:table-cell>
          <table:table-cell table:style-name="ce21" table:formula="of:=[$Sheet1.S59]/[$Sheet1.R59]*[$Sheet1.D59]/[$Sheet1.E59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60]/[$Sheet1.F60]*[$Sheet1.D60]/[$Sheet1.E60]" office:value-type="float" office:value="0">
            <text:p>#DIV/0!</text:p>
          </table:table-cell>
          <table:table-cell table:style-name="ce19" table:formula="of:=[$Sheet1.C60]" office:value-type="float" office:value="0">
            <text:p>0</text:p>
          </table:table-cell>
          <table:table-cell table:style-name="ce6" table:formula="of:=[$Sheet1.I60]/[$Sheet1.H60]*[$Sheet1.D60]/[$Sheet1.E60]" office:value-type="float" office:value="0">
            <text:p>#DIV/0!</text:p>
          </table:table-cell>
          <table:table-cell table:style-name="ce19" table:formula="of:=[$Sheet1.K60]/[$Sheet1.J60]*[$Sheet1.D60]/[$Sheet1.E60]" office:value-type="float" office:value="0">
            <text:p>#DIV/0!</text:p>
          </table:table-cell>
          <table:table-cell table:style-name="ce20" table:formula="of:=[$Sheet1.M60]/[$Sheet1.L60]*[$Sheet1.D60]/[$Sheet1.E60]" office:value-type="float" office:value="0">
            <text:p>#DIV/0!</text:p>
          </table:table-cell>
          <table:table-cell table:style-name="ce20" table:formula="of:=[$Sheet1.O60]/[$Sheet1.N60]*[$Sheet1.D60]/[$Sheet1.E60]" office:value-type="float" office:value="0">
            <text:p>#DIV/0!</text:p>
          </table:table-cell>
          <table:table-cell table:style-name="ce21" table:formula="of:=[$Sheet1.Q60]/[$Sheet1.P60]*[$Sheet1.D60]/[$Sheet1.E60]" office:value-type="float" office:value="0">
            <text:p>#DIV/0!</text:p>
          </table:table-cell>
          <table:table-cell table:style-name="ce21" table:formula="of:=[$Sheet1.S60]/[$Sheet1.R60]*[$Sheet1.D60]/[$Sheet1.E60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61]/[$Sheet1.F61]*[$Sheet1.D61]/[$Sheet1.E61]" office:value-type="float" office:value="0">
            <text:p>#DIV/0!</text:p>
          </table:table-cell>
          <table:table-cell table:style-name="ce19" table:formula="of:=[$Sheet1.C61]" office:value-type="float" office:value="0">
            <text:p>0</text:p>
          </table:table-cell>
          <table:table-cell table:style-name="ce6" table:formula="of:=[$Sheet1.I61]/[$Sheet1.H61]*[$Sheet1.D61]/[$Sheet1.E61]" office:value-type="float" office:value="0">
            <text:p>#DIV/0!</text:p>
          </table:table-cell>
          <table:table-cell table:style-name="ce19" table:formula="of:=[$Sheet1.K61]/[$Sheet1.J61]*[$Sheet1.D61]/[$Sheet1.E61]" office:value-type="float" office:value="0">
            <text:p>#DIV/0!</text:p>
          </table:table-cell>
          <table:table-cell table:style-name="ce20" table:formula="of:=[$Sheet1.M61]/[$Sheet1.L61]*[$Sheet1.D61]/[$Sheet1.E61]" office:value-type="float" office:value="0">
            <text:p>#DIV/0!</text:p>
          </table:table-cell>
          <table:table-cell table:style-name="ce20" table:formula="of:=[$Sheet1.O61]/[$Sheet1.N61]*[$Sheet1.D61]/[$Sheet1.E61]" office:value-type="float" office:value="0">
            <text:p>#DIV/0!</text:p>
          </table:table-cell>
          <table:table-cell table:style-name="ce21" table:formula="of:=[$Sheet1.Q61]/[$Sheet1.P61]*[$Sheet1.D61]/[$Sheet1.E61]" office:value-type="float" office:value="0">
            <text:p>#DIV/0!</text:p>
          </table:table-cell>
          <table:table-cell table:style-name="ce21" table:formula="of:=[$Sheet1.S61]/[$Sheet1.R61]*[$Sheet1.D61]/[$Sheet1.E61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62]/[$Sheet1.F62]*[$Sheet1.D62]/[$Sheet1.E62]" office:value-type="float" office:value="0">
            <text:p>#DIV/0!</text:p>
          </table:table-cell>
          <table:table-cell table:style-name="ce19" table:formula="of:=[$Sheet1.C62]" office:value-type="float" office:value="0">
            <text:p>0</text:p>
          </table:table-cell>
          <table:table-cell table:style-name="ce6" table:formula="of:=[$Sheet1.I62]/[$Sheet1.H62]*[$Sheet1.D62]/[$Sheet1.E62]" office:value-type="float" office:value="0">
            <text:p>#DIV/0!</text:p>
          </table:table-cell>
          <table:table-cell table:style-name="ce19" table:formula="of:=[$Sheet1.K62]/[$Sheet1.J62]*[$Sheet1.D62]/[$Sheet1.E62]" office:value-type="float" office:value="0">
            <text:p>#DIV/0!</text:p>
          </table:table-cell>
          <table:table-cell table:style-name="ce20" table:formula="of:=[$Sheet1.M62]/[$Sheet1.L62]*[$Sheet1.D62]/[$Sheet1.E62]" office:value-type="float" office:value="0">
            <text:p>#DIV/0!</text:p>
          </table:table-cell>
          <table:table-cell table:style-name="ce20" table:formula="of:=[$Sheet1.O62]/[$Sheet1.N62]*[$Sheet1.D62]/[$Sheet1.E62]" office:value-type="float" office:value="0">
            <text:p>#DIV/0!</text:p>
          </table:table-cell>
          <table:table-cell table:style-name="ce21" table:formula="of:=[$Sheet1.Q62]/[$Sheet1.P62]*[$Sheet1.D62]/[$Sheet1.E62]" office:value-type="float" office:value="0">
            <text:p>#DIV/0!</text:p>
          </table:table-cell>
          <table:table-cell table:style-name="ce21" table:formula="of:=[$Sheet1.S62]/[$Sheet1.R62]*[$Sheet1.D62]/[$Sheet1.E62]" office:value-type="float" office:value="0">
            <text:p>#DIV/0!</text:p>
          </table:table-cell>
          <table:table-cell table:number-columns-repeated="1016"/>
        </table:table-row>
        <table:table-row table:style-name="ro7" table:number-rows-repeated="31">
          <table:table-cell table:number-columns-repeated="1024"/>
        </table:table-row>
        <table:table-row table:style-name="ro7">
          <table:table-cell table:number-columns-repeated="6"/>
          <table:table-cell office:value-type="float" office:value="0.7651">
            <text:p>0.7651</text:p>
          </table:table-cell>
          <table:table-cell table:number-columns-repeated="1017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ce18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time-style style:name="N120">
      <number:hours/>
      <number:text>:</number:text>
      <number:minutes number:style="long"/>
    </number:time-style>
    <number:time-style style:name="N121P0" style:volatile="true">
      <number:hours/>
      <number:text>:</number:text>
      <number:minutes number:style="long"/>
    </number:time-style>
    <number:text-style style:name="N121">
      <number:text-content/>
      <style:map style:condition="value()&gt;=0" style:apply-style-name="N121P0"/>
    </number:text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09:19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7:05:44</meta:creation-date>
    <meta:initial-creator>werothegreat</meta:initial-creator>
    <dc:date>2014-02-25T12:20:16</dc:date>
    <meta:editing-cycles>90</meta:editing-cycles>
    <meta:editing-duration>P13DT23H55M47S</meta:editing-duration>
    <meta:generator>LibreOffice/4.0.2.2$MacOSX_x86 LibreOffice_project/4c82dcdd6efcd48b1d8bba66bfe1989deee49c3</meta:generator>
    <meta:document-statistic meta:table-count="3" meta:cell-count="1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68cm" svg:height="12.596cm" xlink:href=".." xlink:type="simple" chart:class="chart:scatter" chart:style-name="ch1">
        <chart:legend chart:legend-position="end" svg:x="18.223cm" svg:y="5.013cm" style:legend-expansion="high" chart:style-name="ch2"/>
        <chart:plot-area chart:style-name="ch3" table:cell-range-address="Sheet2.M1:Sheet2.R22" chart:data-source-has-labels="row" svg:x="0.883cm" svg:y="1.139cm" svg:width="16.474cm" svg:height="10.786cm">
          <chartooo:coordinate-region svg:x="1.619cm" svg:y="1.336cm" svg:width="15.436cm" svg:height="9.9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22" chart:label-cell-address="Sheet2.N1:Sheet2.N1" chart:class="chart:scatter">
            <chart:domain table:cell-range-address="Sheet2.M2:Sheet2.M22"/>
            <chart:data-point chart:repeated="21"/>
          </chart:series>
          <chart:series chart:style-name="ch7" chart:values-cell-range-address="Sheet2.O2:Sheet2.O22" chart:label-cell-address="Sheet2.O1:Sheet2.O1" chart:class="chart:scatter">
            <chart:data-point chart:repeated="21"/>
          </chart:series>
          <chart:series chart:style-name="ch8" chart:values-cell-range-address="Sheet2.P2:Sheet2.P22" chart:label-cell-address="Sheet2.P1:Sheet2.P1" chart:class="chart:scatter">
            <chart:data-point chart:repeated="21"/>
          </chart:series>
          <chart:series chart:style-name="ch9" chart:values-cell-range-address="Sheet2.Q2:Sheet2.Q22" chart:label-cell-address="Sheet2.Q1:Sheet2.Q1" chart:class="chart:scatter">
            <chart:data-point chart:repeated="21"/>
          </chart:series>
          <chart:series chart:style-name="ch10" chart:values-cell-range-address="Sheet2.R2:Sheet2.R22" chart:label-cell-address="Sheet2.R1:Sheet2.R1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ntrol</text:p>
                <draw:g>
                  <svg:desc>Sheet2.N1:Sheet2.N1</svg:desc>
                </draw:g>
              </table:table-cell>
              <table:table-cell office:value-type="string">
                <text:p>U4-7R, back</text:p>
                <draw:g>
                  <svg:desc>Sheet2.O1:Sheet2.O1</svg:desc>
                </draw:g>
              </table:table-cell>
              <table:table-cell office:value-type="string">
                <text:p>U4-7R, front</text:p>
                <draw:g>
                  <svg:desc>Sheet2.P1:Sheet2.P1</svg:desc>
                </draw:g>
              </table:table-cell>
              <table:table-cell office:value-type="string">
                <text:p>U4-10L, back</text:p>
                <draw:g>
                  <svg:desc>Sheet2.Q1:Sheet2.Q1</svg:desc>
                </draw:g>
              </table:table-cell>
              <table:table-cell office:value-type="string">
                <text:p>U4-10L, front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2.M2:Sheet2.M22</svg:desc>
                </draw:g>
              </table:table-cell>
              <table:table-cell office:value-type="float" office:value="0.668571428571429">
                <text:p>0.668571428571429</text:p>
                <draw:g>
                  <svg:desc>Sheet2.N2:Sheet2.N22</svg:desc>
                </draw:g>
              </table:table-cell>
              <table:table-cell office:value-type="float" office:value="0.559322033898305">
                <text:p>0.559322033898305</text:p>
                <draw:g>
                  <svg:desc>Sheet2.O2:Sheet2.O22</svg:desc>
                </draw:g>
              </table:table-cell>
              <table:table-cell office:value-type="float" office:value="0.72">
                <text:p>0.72</text:p>
                <draw:g>
                  <svg:desc>Sheet2.P2:Sheet2.P22</svg:desc>
                </draw:g>
              </table:table-cell>
              <table:table-cell office:value-type="float" office:value="0.72">
                <text:p>0.72</text:p>
                <draw:g>
                  <svg:desc>Sheet2.Q2:Sheet2.Q22</svg:desc>
                </draw:g>
              </table:table-cell>
              <table:table-cell office:value-type="float" office:value="0.5625">
                <text:p>0.5625</text:p>
                <draw:g>
                  <svg:desc>Sheet2.R2:Sheet2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0.713275985663082">
                <text:p>0.713275985663082</text:p>
              </table:table-cell>
              <table:table-cell office:value-type="float" office:value="0.533613535173642">
                <text:p>0.533613535173642</text:p>
              </table:table-cell>
              <table:table-cell office:value-type="float" office:value="0.742671428571429">
                <text:p>0.742671428571429</text:p>
              </table:table-cell>
              <table:table-cell office:value-type="float" office:value="0.563697478991597">
                <text:p>0.563697478991597</text:p>
              </table:table-cell>
              <table:table-cell office:value-type="float" office:value="0.62344235924933">
                <text:p>0.6234423592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">
                <text:p>220</text:p>
              </table:table-cell>
              <table:table-cell office:value-type="float" office:value="0.611595729467858">
                <text:p>0.611595729467858</text:p>
              </table:table-cell>
              <table:table-cell office:value-type="float" office:value="0.586093472410336">
                <text:p>0.586093472410336</text:p>
              </table:table-cell>
              <table:table-cell office:value-type="float" office:value="0.755213988973035">
                <text:p>0.755213988973035</text:p>
              </table:table-cell>
              <table:table-cell office:value-type="float" office:value="0.611772370937572">
                <text:p>0.611772370937572</text:p>
              </table:table-cell>
              <table:table-cell office:value-type="float" office:value="0.666671343831229">
                <text:p>0.666671343831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0.593421669657287">
                <text:p>0.593421669657287</text:p>
              </table:table-cell>
              <table:table-cell office:value-type="float" office:value="0.584498074355054">
                <text:p>0.584498074355054</text:p>
              </table:table-cell>
              <table:table-cell office:value-type="float" office:value="0.735079459874509">
                <text:p>0.735079459874509</text:p>
              </table:table-cell>
              <table:table-cell office:value-type="float" office:value="0.590074620784391">
                <text:p>0.590074620784391</text:p>
              </table:table-cell>
              <table:table-cell office:value-type="float" office:value="0.70378691749805">
                <text:p>0.70378691749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0.785341201843041">
                <text:p>0.785341201843041</text:p>
              </table:table-cell>
              <table:table-cell office:value-type="float" office:value="0.6258075066577">
                <text:p>0.6258075066577</text:p>
              </table:table-cell>
              <table:table-cell office:value-type="float" office:value="0.729376682767112">
                <text:p>0.729376682767112</text:p>
              </table:table-cell>
              <table:table-cell office:value-type="float" office:value="0.607792230270616">
                <text:p>0.607792230270616</text:p>
              </table:table-cell>
              <table:table-cell office:value-type="float" office:value="0.732539254016476">
                <text:p>0.732539254016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885012919896641">
                <text:p>0.885012919896641</text:p>
              </table:table-cell>
              <table:table-cell office:value-type="float" office:value="0.65695100996904">
                <text:p>0.65695100996904</text:p>
              </table:table-cell>
              <table:table-cell office:value-type="float" office:value="0.720103622844486">
                <text:p>0.720103622844486</text:p>
              </table:table-cell>
              <table:table-cell office:value-type="float" office:value="0.629196321598312">
                <text:p>0.629196321598312</text:p>
              </table:table-cell>
              <table:table-cell office:value-type="float" office:value="0.739774503503051">
                <text:p>0.739774503503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0.919575246850528">
                <text:p>0.919575246850528</text:p>
              </table:table-cell>
              <table:table-cell office:value-type="float" office:value="0.675123371194356">
                <text:p>0.675123371194356</text:p>
              </table:table-cell>
              <table:table-cell office:value-type="float" office:value="0.699401666700653">
                <text:p>0.699401666700653</text:p>
              </table:table-cell>
              <table:table-cell office:value-type="float" office:value="0.641155299744529">
                <text:p>0.641155299744529</text:p>
              </table:table-cell>
              <table:table-cell office:value-type="float" office:value="0.731544092611508">
                <text:p>0.731544092611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0.929358357577292">
                <text:p>0.929358357577292</text:p>
              </table:table-cell>
              <table:table-cell office:value-type="float" office:value="0.684880939198776">
                <text:p>0.684880939198776</text:p>
              </table:table-cell>
              <table:table-cell office:value-type="float" office:value="0.67292343387471">
                <text:p>0.67292343387471</text:p>
              </table:table-cell>
              <table:table-cell office:value-type="float" office:value="0.652404931815481">
                <text:p>0.652404931815481</text:p>
              </table:table-cell>
              <table:table-cell office:value-type="float" office:value="0.706496519721578">
                <text:p>0.706496519721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">
                <text:p>280</text:p>
              </table:table-cell>
              <table:table-cell office:value-type="float" office:value="0.9307208994709">
                <text:p>0.9307208994709</text:p>
              </table:table-cell>
              <table:table-cell office:value-type="float" office:value="0.689401637232733">
                <text:p>0.689401637232733</text:p>
              </table:table-cell>
              <table:table-cell office:value-type="float" office:value="0.645280146380862">
                <text:p>0.645280146380862</text:p>
              </table:table-cell>
              <table:table-cell office:value-type="float" office:value="0.652972698030619">
                <text:p>0.652972698030619</text:p>
              </table:table-cell>
              <table:table-cell office:value-type="float" office:value="0.661490683229814">
                <text:p>0.661490683229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0.925619834710744">
                <text:p>0.925619834710744</text:p>
              </table:table-cell>
              <table:table-cell office:value-type="float" office:value="0.713768148313603">
                <text:p>0.713768148313603</text:p>
              </table:table-cell>
              <table:table-cell office:value-type="float" office:value="0.681915740605762">
                <text:p>0.681915740605762</text:p>
              </table:table-cell>
              <table:table-cell office:value-type="float" office:value="0.695867768595041">
                <text:p>0.695867768595041</text:p>
              </table:table-cell>
              <table:table-cell office:value-type="float" office:value="0.668515639852828">
                <text:p>0.668515639852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8230944254835">
                <text:p>0.918230944254835</text:p>
              </table:table-cell>
              <table:table-cell office:value-type="float" office:value="0.726326748648177">
                <text:p>0.726326748648177</text:p>
              </table:table-cell>
              <table:table-cell office:value-type="float" office:value="0.700729330193616">
                <text:p>0.700729330193616</text:p>
              </table:table-cell>
              <table:table-cell office:value-type="float" office:value="0.722011286434363">
                <text:p>0.722011286434363</text:p>
              </table:table-cell>
              <table:table-cell office:value-type="float" office:value="0.662988426533648">
                <text:p>0.662988426533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0.903096143400326">
                <text:p>0.903096143400326</text:p>
              </table:table-cell>
              <table:table-cell office:value-type="float" office:value="0.727064344513021">
                <text:p>0.727064344513021</text:p>
              </table:table-cell>
              <table:table-cell office:value-type="float" office:value="0.702911991097097">
                <text:p>0.702911991097097</text:p>
              </table:table-cell>
              <table:table-cell office:value-type="float" office:value="0.722856366881353">
                <text:p>0.722856366881353</text:p>
              </table:table-cell>
              <table:table-cell office:value-type="float" office:value="0.637479630635524">
                <text:p>0.637479630635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0.881006864988558">
                <text:p>0.881006864988558</text:p>
              </table:table-cell>
              <table:table-cell office:value-type="float" office:value="0.731013757547352">
                <text:p>0.731013757547352</text:p>
              </table:table-cell>
              <table:table-cell office:value-type="float" office:value="0.722441031508537">
                <text:p>0.722441031508537</text:p>
              </table:table-cell>
              <table:table-cell office:value-type="float" office:value="0.737345095568158">
                <text:p>0.737345095568158</text:p>
              </table:table-cell>
              <table:table-cell office:value-type="float" office:value="0.649885583524027">
                <text:p>0.649885583524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0.860447994987469">
                <text:p>0.860447994987469</text:p>
              </table:table-cell>
              <table:table-cell office:value-type="float" office:value="0.737285892245406">
                <text:p>0.737285892245406</text:p>
              </table:table-cell>
              <table:table-cell office:value-type="float" office:value="0.752631578947368">
                <text:p>0.752631578947368</text:p>
              </table:table-cell>
              <table:table-cell office:value-type="float" office:value="0.76241948153967">
                <text:p>0.76241948153967</text:p>
              </table:table-cell>
              <table:table-cell office:value-type="float" office:value="0.693011345729594">
                <text:p>0.693011345729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  <table:table-cell office:value-type="float" office:value="0.834951242112695">
                <text:p>0.834951242112695</text:p>
              </table:table-cell>
              <table:table-cell office:value-type="float" office:value="0.739994285588694">
                <text:p>0.739994285588694</text:p>
              </table:table-cell>
              <table:table-cell office:value-type="float" office:value="0.777545575811472">
                <text:p>0.777545575811472</text:p>
              </table:table-cell>
              <table:table-cell office:value-type="float" office:value="0.774644286349489">
                <text:p>0.774644286349489</text:p>
              </table:table-cell>
              <table:table-cell office:value-type="float" office:value="0.728122837949428">
                <text:p>0.728122837949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0.827242524916943">
                <text:p>0.827242524916943</text:p>
              </table:table-cell>
              <table:table-cell office:value-type="float" office:value="0.740483628369779">
                <text:p>0.740483628369779</text:p>
              </table:table-cell>
              <table:table-cell office:value-type="float" office:value="0.790069585626684">
                <text:p>0.790069585626684</text:p>
              </table:table-cell>
              <table:table-cell office:value-type="float" office:value="0.795328702305446">
                <text:p>0.795328702305446</text:p>
              </table:table-cell>
              <table:table-cell office:value-type="float" office:value="0.754152823920266">
                <text:p>0.754152823920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0.730195525095747">
                <text:p>0.730195525095747</text:p>
              </table:table-cell>
              <table:table-cell office:value-type="float" office:value="0.792597694112846">
                <text:p>0.792597694112846</text:p>
              </table:table-cell>
              <table:table-cell office:value-type="float" office:value="0.789256198347107">
                <text:p>0.789256198347107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">
                <text:p>370</text:p>
              </table:table-cell>
              <table:table-cell office:value-type="float" office:value="0.828572392162153">
                <text:p>0.828572392162153</text:p>
              </table:table-cell>
              <table:table-cell office:value-type="float" office:value="0.73872719301204">
                <text:p>0.73872719301204</text:p>
              </table:table-cell>
              <table:table-cell office:value-type="float" office:value="0.808606792351017">
                <text:p>0.808606792351017</text:p>
              </table:table-cell>
              <table:table-cell office:value-type="float" office:value="0.804846148550974">
                <text:p>0.804846148550974</text:p>
              </table:table-cell>
              <table:table-cell office:value-type="float" office:value="0.788944723618091">
                <text:p>0.788944723618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848167539267016">
                <text:p>0.848167539267016</text:p>
              </table:table-cell>
              <table:table-cell office:value-type="float" office:value="0.74869109947644">
                <text:p>0.74869109947644</text:p>
              </table:table-cell>
              <table:table-cell office:value-type="float" office:value="0.81151832460733">
                <text:p>0.81151832460733</text:p>
              </table:table-cell>
              <table:table-cell office:value-type="float" office:value="0.800583206309232">
                <text:p>0.800583206309232</text:p>
              </table:table-cell>
              <table:table-cell office:value-type="float" office:value="0.811186957386175">
                <text:p>0.811186957386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">
                <text:p>390</text:p>
              </table:table-cell>
              <table:table-cell office:value-type="float" office:value="0.884875600174596">
                <text:p>0.884875600174596</text:p>
              </table:table-cell>
              <table:table-cell office:value-type="float" office:value="0.74919683015635">
                <text:p>0.74919683015635</text:p>
              </table:table-cell>
              <table:table-cell office:value-type="float" office:value="0.810991379310345">
                <text:p>0.810991379310345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0.821257092972501">
                <text:p>0.821257092972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87755620936399">
                <text:p>0.87755620936399</text:p>
              </table:table-cell>
              <table:table-cell office:value-type="float" office:value="0.751982205001256">
                <text:p>0.751982205001256</text:p>
              </table:table-cell>
              <table:table-cell office:value-type="float" office:value="0.812865497076023">
                <text:p>0.812865497076023</text:p>
              </table:table-cell>
              <table:table-cell office:value-type="float" office:value="0.78457012095456">
                <text:p>0.78457012095456</text:p>
              </table:table-cell>
              <table:table-cell office:value-type="float" office:value="0.813628273582507">
                <text:p>0.813628273582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